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6729in" style:rel-column-width="16383*"/>
    </style:style>
    <style:style style:name="t0.D" style:family="table-column">
      <style:table-column-properties style:column-width="1.6736in" style:rel-column-width="16386*"/>
    </style:style>
    <style:style style:name="t0.A1" style:family="table-cell">
      <style:table-cell-properties fo:padding="0.0382in" fo:border-left="none" fo:border-right="none" fo:border-top="none" fo:border-bottom="0.0007in solid #000000"/>
    </style:style>
    <style:style style:name="t0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0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0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0.4" style:family="table-row">
      <style:table-row-properties style:min-row-height="0.3708in"/>
    </style:style>
    <style:style style:name="t0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6729in" style:rel-column-width="16383*"/>
    </style:style>
    <style:style style:name="t1.D" style:family="table-column">
      <style:table-column-properties style:column-width="1.6736in" style:rel-column-width="1638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1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1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.4" style:family="table-row">
      <style:table-row-properties style:min-row-height="0.3708in"/>
    </style:style>
    <style:style style:name="t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6729in" style:rel-column-width="16383*"/>
    </style:style>
    <style:style style:name="t2.D" style:family="table-column">
      <style:table-column-properties style:column-width="1.6736in" style:rel-column-width="16386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2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2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2.4" style:family="table-row">
      <style:table-row-properties style:min-row-height="0.3708in"/>
    </style:style>
    <style:style style:name="t2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6729in" style:rel-column-width="16383*"/>
    </style:style>
    <style:style style:name="t3.D" style:family="table-column">
      <style:table-column-properties style:column-width="1.6736in" style:rel-column-width="16386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3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3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3.4" style:family="table-row">
      <style:table-row-properties style:min-row-height="0.3708in"/>
    </style:style>
    <style:style style:name="t3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6729in" style:rel-column-width="16383*"/>
    </style:style>
    <style:style style:name="t4.D" style:family="table-column">
      <style:table-column-properties style:column-width="1.6736in" style:rel-column-width="16386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4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4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4.4" style:family="table-row">
      <style:table-row-properties style:min-row-height="0.3708in"/>
    </style:style>
    <style:style style:name="t4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6729in" style:rel-column-width="16383*"/>
    </style:style>
    <style:style style:name="t5.D" style:family="table-column">
      <style:table-column-properties style:column-width="1.6736in" style:rel-column-width="16386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5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5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5.4" style:family="table-row">
      <style:table-row-properties style:min-row-height="0.3708in"/>
    </style:style>
    <style:style style:name="t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6729in" style:rel-column-width="16383*"/>
    </style:style>
    <style:style style:name="t6.D" style:family="table-column">
      <style:table-column-properties style:column-width="1.6736in" style:rel-column-width="16386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6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6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6.4" style:family="table-row">
      <style:table-row-properties style:min-row-height="0.3708in"/>
    </style:style>
    <style:style style:name="t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6729in" style:rel-column-width="16383*"/>
    </style:style>
    <style:style style:name="t7.D" style:family="table-column">
      <style:table-column-properties style:column-width="1.6736in" style:rel-column-width="16386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7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7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7.4" style:family="table-row">
      <style:table-row-properties style:min-row-height="0.3708in"/>
    </style:style>
    <style:style style:name="t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6729in" style:rel-column-width="16383*"/>
    </style:style>
    <style:style style:name="t8.D" style:family="table-column">
      <style:table-column-properties style:column-width="1.6736in" style:rel-column-width="16386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8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8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8.4" style:family="table-row">
      <style:table-row-properties style:min-row-height="0.3708in"/>
    </style:style>
    <style:style style:name="t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2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516in" style:rel-column-width="14843*"/>
    </style:style>
    <style:style style:name="t9.B" style:family="table-column">
      <style:table-column-properties style:column-width="0.7146in" style:rel-column-width="6996*"/>
    </style:style>
    <style:style style:name="t9.C" style:family="table-column">
      <style:table-column-properties style:column-width="1.116in" style:rel-column-width="10927*"/>
    </style:style>
    <style:style style:name="t9.D" style:family="table-column">
      <style:table-column-properties style:column-width="1.1153in" style:rel-column-width="10920*"/>
    </style:style>
    <style:style style:name="t9.F" style:family="table-column">
      <style:table-column-properties style:column-width="1.116in" style:rel-column-width="10929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3708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6931in" table:align="margins" style:may-break-between-rows="false" style:writing-mode="lr-tb"/>
    </style:style>
    <style:style style:name="t10.A" style:family="table-column">
      <style:table-column-properties style:column-width="1.516in" style:rel-column-width="14843*"/>
    </style:style>
    <style:style style:name="t10.B" style:family="table-column">
      <style:table-column-properties style:column-width="0.7146in" style:rel-column-width="6996*"/>
    </style:style>
    <style:style style:name="t10.C" style:family="table-column">
      <style:table-column-properties style:column-width="1.116in" style:rel-column-width="10927*"/>
    </style:style>
    <style:style style:name="t10.D" style:family="table-column">
      <style:table-column-properties style:column-width="1.1153in" style:rel-column-width="10920*"/>
    </style:style>
    <style:style style:name="t10.F" style:family="table-column">
      <style:table-column-properties style:column-width="1.116in" style:rel-column-width="10929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8" style:family="table-row">
      <style:table-row-properties style:min-row-height="0.3708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6729in" style:rel-column-width="16383*"/>
    </style:style>
    <style:style style:name="t11.D" style:family="table-column">
      <style:table-column-properties style:column-width="1.6736in" style:rel-column-width="16386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1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1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1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1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1.A4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1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1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1.7" style:family="table-row">
      <style:table-row-properties style:min-row-height="0.3708in"/>
    </style:style>
    <style:style style:name="t11.A7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1.B7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6729in" style:rel-column-width="16383*"/>
    </style:style>
    <style:style style:name="t12.D" style:family="table-column">
      <style:table-column-properties style:column-width="1.6736in" style:rel-column-width="16386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2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2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2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2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2.A4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2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2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2.A5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2.7" style:family="table-row">
      <style:table-row-properties style:min-row-height="0.3708in"/>
    </style:style>
    <style:style style:name="t12.A7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2.B7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6729in" style:rel-column-width="16383*"/>
    </style:style>
    <style:style style:name="t13.D" style:family="table-column">
      <style:table-column-properties style:column-width="1.6736in" style:rel-column-width="16386*"/>
    </style:style>
    <style:style style:name="t13.A1" style:family="table-cell">
      <style:table-cell-properties fo:padding="0.0382in" fo:border-left="none" fo:border-right="none" fo:border-top="none" fo:border-bottom="0.0007in solid #000000"/>
    </style:style>
    <style:style style:name="t13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3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3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3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3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3.A4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3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3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3.A7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3.9" style:family="table-row">
      <style:table-row-properties style:min-row-height="0.3708in"/>
    </style:style>
    <style:style style:name="t13.A9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3.B9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6729in" style:rel-column-width="16383*"/>
    </style:style>
    <style:style style:name="t14.D" style:family="table-column">
      <style:table-column-properties style:column-width="1.6736in" style:rel-column-width="16386*"/>
    </style:style>
    <style:style style:name="t14.A1" style:family="table-cell">
      <style:table-cell-properties fo:padding="0.0382in" fo:border-left="none" fo:border-right="none" fo:border-top="none" fo:border-bottom="0.0007in solid #000000"/>
    </style:style>
    <style:style style:name="t14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4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4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4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4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4.A4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4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4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4.A5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4.8" style:family="table-row">
      <style:table-row-properties style:min-row-height="0.3708in"/>
    </style:style>
    <style:style style:name="t14.A8" style:family="table-cell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4.B8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6729in" style:rel-column-width="16383*"/>
    </style:style>
    <style:style style:name="t15.D" style:family="table-column">
      <style:table-column-properties style:column-width="1.6736in" style:rel-column-width="16386*"/>
    </style:style>
    <style:style style:name="t15.A1" style:family="table-cell">
      <style:table-cell-properties fo:padding="0.0382in" fo:border-left="none" fo:border-right="none" fo:border-top="none" fo:border-bottom="0.0007in solid #000000"/>
    </style:style>
    <style:style style:name="t15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5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5.C3" style:family="table-cell">
      <style:table-cell-properties fo:padding="0.0382in" fo:border-left="0.0139in solid #000000" fo:border-right="none" fo:border-top="none" fo:border-bottom="0.0139in solid #000000"/>
    </style:style>
    <style:style style:name="t15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5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5.8" style:family="table-row">
      <style:table-row-properties style:min-row-height="0.3708in"/>
    </style:style>
    <style:style style:name="t1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6729in" style:rel-column-width="16383*"/>
    </style:style>
    <style:style style:name="t16.D" style:family="table-column">
      <style:table-column-properties style:column-width="1.6736in" style:rel-column-width="16386*"/>
    </style:style>
    <style:style style:name="t16.A1" style:family="table-cell">
      <style:table-cell-properties fo:padding="0.0382in" fo:border-left="none" fo:border-right="none" fo:border-top="none" fo:border-bottom="0.0007in solid #000000"/>
    </style:style>
    <style:style style:name="t16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6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6.C3" style:family="table-cell">
      <style:table-cell-properties fo:padding="0.0382in" fo:border-left="0.0139in solid #000000" fo:border-right="none" fo:border-top="none" fo:border-bottom="0.0139in solid #000000"/>
    </style:style>
    <style:style style:name="t16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6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6.8" style:family="table-row">
      <style:table-row-properties style:min-row-height="0.3708in"/>
    </style:style>
    <style:style style:name="t16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6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6729in" style:rel-column-width="16383*"/>
    </style:style>
    <style:style style:name="t17.D" style:family="table-column">
      <style:table-column-properties style:column-width="1.6736in" style:rel-column-width="16386*"/>
    </style:style>
    <style:style style:name="t17.A1" style:family="table-cell">
      <style:table-cell-properties fo:padding="0.0382in" fo:border-left="none" fo:border-right="none" fo:border-top="none" fo:border-bottom="0.0007in solid #000000"/>
    </style:style>
    <style:style style:name="t17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7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7.C3" style:family="table-cell">
      <style:table-cell-properties fo:padding="0.0382in" fo:border-left="0.0139in solid #000000" fo:border-right="none" fo:border-top="none" fo:border-bottom="0.0139in solid #000000"/>
    </style:style>
    <style:style style:name="t17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7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7.7" style:family="table-row">
      <style:table-row-properties style:min-row-height="0.3708in"/>
    </style:style>
    <style:style style:name="t17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7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6729in" style:rel-column-width="16383*"/>
    </style:style>
    <style:style style:name="t18.D" style:family="table-column">
      <style:table-column-properties style:column-width="1.6736in" style:rel-column-width="16386*"/>
    </style:style>
    <style:style style:name="t18.A1" style:family="table-cell">
      <style:table-cell-properties fo:padding="0.0382in" fo:border-left="none" fo:border-right="none" fo:border-top="none" fo:border-bottom="0.0007in solid #000000"/>
    </style:style>
    <style:style style:name="t18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8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8.C3" style:family="table-cell">
      <style:table-cell-properties fo:padding="0.0382in" fo:border-left="0.0139in solid #000000" fo:border-right="none" fo:border-top="none" fo:border-bottom="0.0139in solid #000000"/>
    </style:style>
    <style:style style:name="t18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8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8.7" style:family="table-row">
      <style:table-row-properties style:min-row-height="0.3708in"/>
    </style:style>
    <style:style style:name="t18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8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6729in" style:rel-column-width="16383*"/>
    </style:style>
    <style:style style:name="t19.D" style:family="table-column">
      <style:table-column-properties style:column-width="1.6736in" style:rel-column-width="16386*"/>
    </style:style>
    <style:style style:name="t19.A1" style:family="table-cell">
      <style:table-cell-properties fo:padding="0.0382in" fo:border-left="none" fo:border-right="none" fo:border-top="none" fo:border-bottom="0.0007in solid #000000"/>
    </style:style>
    <style:style style:name="t1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9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9.C3" style:family="table-cell">
      <style:table-cell-properties fo:padding="0.0382in" fo:border-left="0.0139in solid #000000" fo:border-right="none" fo:border-top="none" fo:border-bottom="0.0139in solid #000000"/>
    </style:style>
    <style:style style:name="t19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9.A4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9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9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9.8" style:family="table-row">
      <style:table-row-properties style:min-row-height="0.3708in"/>
    </style:style>
    <style:style style:name="t19.A8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Таблица4" style:family="table">
      <style:table-properties style:width="6.6965in" fo:margin-left="0.0076in" table:align="left" style:writing-mode="lr-tb"/>
    </style:style>
    <style:style style:name="Таблица4.A" style:family="table-column">
      <style:table-column-properties style:column-width="1.5771in"/>
    </style:style>
    <style:style style:name="Таблица4.B" style:family="table-column">
      <style:table-column-properties style:column-width="0.7069in"/>
    </style:style>
    <style:style style:name="Таблица4.C" style:family="table-column">
      <style:table-column-properties style:column-width="0.9833in"/>
    </style:style>
    <style:style style:name="Таблица4.D" style:family="table-column">
      <style:table-column-properties style:column-width="1.1076in"/>
    </style:style>
    <style:style style:name="Таблица4.E" style:family="table-column">
      <style:table-column-properties style:column-width="1.1361in"/>
    </style:style>
    <style:style style:name="Таблица4.F" style:family="table-column">
      <style:table-column-properties style:column-width="1.1854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4.F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4.B2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4.F2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4.B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4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4.A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4.B6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4.F6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36in" style:rel-column-width="1638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21" style:family="table-row">
      <style:table-row-properties style:min-row-height="0.25in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2pt" fo:language="en" fo:country="US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Standard">
      <style:paragraph-properties style:snap-to-layout-grid="false"/>
      <style:text-properties style:use-window-font-color="true"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loext:contextual-spacing="false" fo:margin-left="0in" fo:margin-right="0.6398in" fo:text-indent="0in" style:auto-text-indent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P14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5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1pt"/>
    </style:style>
    <style:style style:name="P20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1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.4618in" fo:text-align="start" style:justify-single-word="false" fo:text-indent="0in" style:auto-text-indent="false" fo:break-before="pag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6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fo:language="ru" fo:country="RU" style:font-size-asian="12pt" style:font-size-complex="12pt"/>
    </style:style>
    <style:style style:name="P28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fo:language="en" fo:country="US" style:font-size-asian="12pt" style:font-size-complex="12pt"/>
    </style:style>
    <style:style style:name="P3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3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" fo:font-size="11pt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text-align="end" style:justify-single-word="false" style:text-autospace="none"/>
      <style:text-properties style:font-name="Arial" fo:font-size="11pt" style:font-size-asian="11pt" style:font-size-complex="11pt"/>
    </style:style>
    <style:style style:name="P4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43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language="en" fo:country="US" style:font-size-asian="11pt" style:font-size-complex="11pt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46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style:snap-to-layout-gri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in" fo:margin-top="0.0835in" fo:margin-bottom="0in" fo:line-height="150%" fo:orphans="2" fo:widows="2" fo:text-indent="0in" style:auto-text-indent="false" fo:background-color="transparent" style:writing-mode="lr-tb">
        <style:background-image/>
      </style:paragraph-properties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.4165in" style:auto-text-indent="false" fo:background-color="transparent" style:text-autospace="ideograph-alpha" style:punctuation-wrap="hanging" style:line-break="strict" style:writing-mode="lr-tb">
        <style:tab-stops>
          <style:tab-stop style:position="0.511in"/>
        </style:tab-stops>
        <style:background-image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5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11pt" style:font-size-asian="11pt" style:font-size-complex="11pt"/>
    </style:style>
    <style:style style:name="P5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11pt" style:font-size-asian="11pt" style:font-size-complex="11pt"/>
    </style:style>
    <style:style style:name="P52" style:family="paragraph" style:parent-style-name="Standard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size-complex="11pt"/>
    </style:style>
    <style:style style:name="P53" style:family="paragraph" style:parent-style-name="Standard" style:master-page-name="">
      <style:paragraph-properties fo:margin-left="0in" fo:margin-right="0in" fo:line-height="100%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54" style:family="paragraph" style:parent-style-name="Standard">
      <style:paragraph-properties fo:margin-left="0in" fo:margin-right="0in" fo:line-height="100%" fo:orphans="2" fo:widows="2" fo:hyphenation-ladder-count="no-limit" fo:text-indent="0.5311in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in" fo:margin-right="-0.1819in" fo:line-height="100%" fo:text-align="justify" style:justify-single-word="false" fo:orphans="2" fo:widows="2" fo:hyphenation-ladder-count="no-limit" fo:text-indent="0.5209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41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58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59" style:family="paragraph" style:parent-style-name="Standard">
      <style:paragraph-properties fo:margin-left="0.4917in" fo:margin-right="0in" fo:text-indent="0in" style:auto-text-indent="false"/>
      <style:text-properties style:font-name="Arial" fo:font-size="11pt" style:font-size-asian="11pt" style:font-size-complex="11pt"/>
    </style:style>
    <style:style style:name="P60" style:family="paragraph" style:parent-style-name="Standard" style:master-page-name="">
      <style:paragraph-properties fo:margin-left="0.0102in" fo:margin-right="0in" fo:orphans="2" fo:widows="2" fo:hyphenation-ladder-count="no-limit" fo:text-indent="0.4689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1" style:family="paragraph" style:parent-style-name="Standard" style:master-page-name="">
      <style:paragraph-properties fo:margin-left="0in" fo:margin-right="0in" fo:orphans="2" fo:widows="2" fo:hyphenation-ladder-count="no-limit" fo:text-indent="0.4898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2" style:family="paragraph" style:parent-style-name="Table_20_Contents">
      <style:text-properties fo:language="ru" fo:country="RU"/>
    </style:style>
    <style:style style:name="P63" style:family="paragraph" style:parent-style-name="Table_20_Contents">
      <style:text-properties fo:language="ru" fo:country="RU" fo:font-weight="normal" style:font-weight-asian="normal" style:font-weight-complex="normal"/>
    </style:style>
    <style:style style:name="P64" style:family="paragraph" style:parent-style-name="Heading_20_8">
      <style:text-properties style:font-name="Arial" fo:font-size="11pt" fo:font-weight="bold" style:font-size-asian="11pt" style:font-weight-asian="bold" style:font-size-complex="11pt"/>
    </style:style>
    <style:style style:name="P65" style:family="paragraph" style:parent-style-name="Text_20_body">
      <style:text-properties style:font-name="Arial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font-name-asian="Symbol" style:font-name-complex="Symbol"/>
    </style:style>
    <style:style style:name="T6" style:family="text">
      <style:text-properties fo:language="en" fo:country="US" fo:font-style="italic" style:font-style-asian="italic" style:font-name-complex="Symbol" style:font-style-complex="italic"/>
    </style:style>
    <style:style style:name="T7" style:family="text">
      <style:text-properties fo:language="en" fo:country="US" fo:font-style="italic" style:font-style-asian="italic" style:font-name-complex="Tahoma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underline-style="none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-complex="Arial"/>
    </style:style>
    <style:style style:name="T14" style:family="text">
      <style:text-properties style:text-position="super 58%" fo:language="en" fo:country="US" style:font-name-complex="Arial"/>
    </style:style>
    <style:style style:name="T15" style:family="text">
      <style:text-properties style:font-name="Symbol" style:font-name-complex="Symbol"/>
    </style:style>
    <style:style style:name="T16" style:family="text">
      <style:text-properties style:font-name="Symbol" style:font-name-asian="Symbol" style:font-name-complex="Symbol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1" style:family="text">
      <style:text-properties style:text-position="sub 58%" fo:language="en" fo:country="US" style:font-name-asian="Times New Roman" style:font-name-complex="Times New Roman"/>
    </style:style>
    <style:style style:name="T22" style:family="text">
      <style:text-properties style:text-position="sub 58%" fo:language="en" fo:country="US" style:font-name-complex="Tahoma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5" style:family="text">
      <style:text-properties style:font-name-complex="Symbol"/>
    </style:style>
    <style:style style:name="T26" style:family="text">
      <style:text-properties style:font-name-asian="Symbol" style:font-name-complex="Symbol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 style:font-name-asian="Times New Roman" style:font-name-complex="Times New Roman"/>
    </style:style>
    <style:style style:name="T45" style:family="text">
      <style:text-properties style:font-name-asian="Arial" style:font-name-complex="Arial"/>
    </style:style>
    <style:style style:name="T46" style:family="text">
      <style:text-properties style:font-name-complex="Arial"/>
    </style:style>
    <style:style style:name="T47" style:family="text">
      <style:text-properties style:text-underline-style="solid" style:text-underline-width="auto" style:text-underline-color="font-color" style:font-name-complex="Arial"/>
    </style:style>
    <style:style style:name="T48" style:family="text">
      <style:text-properties fo:color="#ffffff" style:font-name-complex="Arial"/>
    </style:style>
    <style:style style:name="T49" style:family="text">
      <style:text-properties fo:color="#ffffff" style:text-underline-style="solid" style:text-underline-width="auto" style:text-underline-color="font-color" style:font-name-complex="Arial"/>
    </style:style>
    <style:style style:name="T50" style:family="text">
      <style:text-properties style:font-name="Arial" fo:font-size="11pt" style:font-size-asian="11pt" style:font-name-complex="Arial" style:font-size-complex="11pt"/>
    </style:style>
    <style:style style:name="T51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52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ize-complex="11pt" style:font-style-complex="italic"/>
    </style:style>
    <style:style style:name="T53" style:family="text">
      <style:text-properties style:font-name="Arial" fo:font-size="11pt" fo:language="en" fo:country="US" style:font-size-asian="11pt" style:font-name-complex="Arial" style:font-size-complex="11pt"/>
    </style:style>
    <style:style style:name="T54" style:family="text">
      <style:text-properties fo:color="#000000" style:font-name-complex="Arial"/>
    </style:style>
    <style:style style:name="T55" style:family="text">
      <style:text-properties fo:color="#000000" fo:font-style="italic" style:font-style-asian="italic" style:font-name-complex="Arial"/>
    </style:style>
    <style:style style:name="T56" style:family="text">
      <style:text-properties fo:color="#000000" style:font-name-asian="Times New Roman" style:font-name-complex="Times New Roman"/>
    </style:style>
    <style:style style:name="T57" style:family="text">
      <style:text-properties fo:color="#000000" fo:language="en" fo:country="US" style:font-name-complex="Ari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№ </text:p>
      <text:p text:style-name="P38"><text:span text:style-name="T46">поверки дозиметра-радиометра типа МКС-1117М зав. № </text:span><text:span text:style-name="T47"><text:s/></text:span><text:span text:style-name="T3">17634</text:span><text:span text:style-name="T47"> </text:span><text:span text:style-name="T46"><text:s/></text:span><text:span text:style-name="T48">.</text:span><text:span text:style-name="T46"> </text:span></text:p>
      <text:p text:style-name="P38"><text:span text:style-name="T46">принадлежащего </text:span><text:span text:style-name="T49">.</text:span><text:span text:style-name="T47"> <text:s text:c="105"/></text:span><text:span text:style-name="T49">.</text:span></text:p>
      <text:p text:style-name="P65">Поверка проводилась РУП «БелГИМ» (отдел измерений ионизирующих излучений)</text:p>
      <text:p text:style-name="P34"><text:span text:style-name="T46">Поверка проводилась в нормальных климатических условиях при Т=</text:span>___<text:span text:style-name="T46"> </text:span><text:span text:style-name="T25"></text:span><text:span text:style-name="T46">С,</text:span></text:p>
      <text:p text:style-name="P65">Р=___ мм рт ст, отн. влажн.___%, согласно методике, изложенной в МП. МН.1396-2004</text:p>
      <text:p text:style-name="P41"/>
      <text:p text:style-name="P43">Образцовые средства:</text:p>
      <text:p text:style-name="P53"><text:span text:style-name="T50">- образцовая дозиметрическая поверочная установка УДГ-АТ110 №013 с источниками </text:span><text:span text:style-name="T51">2</text:span><text:span text:style-name="T52">-го</text:span><text:span text:style-name="T50"> <text:s text:c="8"/>разряда из радионуклида цезий-137 и с погрешностью аттестации 5%,св. № 210/</text:span><text:span text:style-name="T53">1426-2018</text:span><text:span text:style-name="T50"> <text:s text:c="3"/>от <text:s text:c="3"/></text:span><text:span text:style-name="T53">22.10.2018</text:span><text:span text:style-name="T50">. ФГУП "ВНИИМ им. Д.И. Менделеева",</text:span></text:p>
      <text:p text:style-name="P54"><text:span text:style-name="T50">- образцовая дозиметрическая поверочная установка УДГ-АТ130 №015 с источниками </text:span><text:span text:style-name="T51">1</text:span><text:span text:style-name="T52">-го</text:span><text:span text:style-name="T50"> разряда из радионуклида цезий-137 и с погрешностью аттестации <text:s/></text:span><text:span text:style-name="T53">4 </text:span><text:span text:style-name="T50">%,св. № 210/ </text:span><text:span text:style-name="T53">1427-2018</text:span><text:span text:style-name="T50"> <text:s text:c="2"/>от </text:span><text:span text:style-name="T53">23.10.2018</text:span><text:span text:style-name="T50">. ФГУП "ВНИИМ им. Д.И. Менделеева",</text:span></text:p>
      <text:p text:style-name="P55"><text:span text:style-name="T46">- установка</text:span><text:span text:style-name="T49">(6)</text:span><text:span text:style-name="T54">УПН –</text:span><text:span text:style-name="T48"> </text:span><text:span text:style-name="T54">АТ140 №001 с комплектом плутоний-бериллиевых источников</text:span><text:span text:style-name="T55"> </text:span><text:span text:style-name="T54">быстрых нейтронов: ИБН-8-6 №010, ИБН-8-3 №027 и с погрешностью аттестации </text:span><text:span text:style-name="T56">±</text:span><text:span text:style-name="T54">5%, св. <text:s/>№ 210-</text:span><text:span text:style-name="T57">1508</text:span><text:span text:style-name="T54">/</text:span><text:span text:style-name="T57">18</text:span><text:span text:style-name="T54"> от </text:span><text:span text:style-name="T57">06.11.2018</text:span><text:span text:style-name="T54"> ВНИИМ</text:span></text:p>
      <text:p text:style-name="P56"><text:span text:style-name="T46">- образцовые бета-источники из радионуклида стронций-90 + иттрий-90 типа 4С0, 5С0, <text:s text:c="2"/>6С0 с погрешностью аттестации </text:span><text:span text:style-name="T25"></text:span><text:span text:style-name="T46">6% , св. №МН0100818-4818</text:span><text:span text:style-name="T8"> </text:span><text:span text:style-name="T10">д</text:span><text:span text:style-name="T46">о </text:span><text:span text:style-name="T10">18.04.20</text:span><text:span text:style-name="T46">, РУП «БелГим»</text:span></text:p>
      <text:p text:style-name="P57"><text:span text:style-name="T46">- образцовые альфа-источники из радионуклида плутоний-239 типа 4П9, 5П9, 6П9 с <text:s text:c="3"/>погрешностью аттестации </text:span><text:span text:style-name="T25"></text:span><text:span text:style-name="T46">6%,св.№</text:span><text:span text:style-name="T10">МН0105687-4818</text:span><text:span text:style-name="T8"> </text:span><text:span text:style-name="T10">д</text:span><text:span text:style-name="T46">о </text:span><text:span text:style-name="T10">15.08.20</text:span><text:span text:style-name="T46">, РУП«БелГим»</text:span><text:span text:style-name="T49"> </text:span></text:p>
      <text:p text:style-name="P58"/>
      <text:p text:style-name="P58">Диапазон измерения прибора:</text:p>
      <text:p text:style-name="P59"><text:span text:style-name="T46">-- МД рентгеновского и </text:span>γ<text:span text:style-name="T46"> - излучения – от </text:span><text:span text:style-name="T8">0,03</text:span><text:span text:style-name="T46">*10</text:span><text:span text:style-name="T13">-6</text:span><text:span text:style-name="T46"> до 10 мЗв/ч</text:span></text:p>
      <text:p text:style-name="P59"><text:span text:style-name="T46">-- плотности потока α – частиц – от </text:span><text:span text:style-name="T8">0,1</text:span><text:span text:style-name="T46"> до 10</text:span><text:span text:style-name="T14">5</text:span><text:span text:style-name="T46"> мин</text:span><text:span text:style-name="T13">-1</text:span><text:span text:style-name="T46">см</text:span><text:span text:style-name="T13">-2</text:span></text:p>
      <text:p text:style-name="P59"><text:span text:style-name="T46">-- плотности потока β – частиц – от </text:span><text:span text:style-name="T8">1</text:span><text:span text:style-name="T46"> до 10</text:span><text:span text:style-name="T14">5</text:span><text:span text:style-name="T46"> мин</text:span><text:span text:style-name="T13">-1</text:span><text:span text:style-name="T46">см</text:span><text:span text:style-name="T13">-2</text:span></text:p>
      <text:p text:style-name="P60">– МД нейтронного излучения от 1<text:span text:style-name="T43">·</text:span>10<text:span text:style-name="T12">-4</text:span> до 10 мЗв/ч</text:p>
      <text:p text:style-name="P61">– плотности потока нейтронного излучения от 0,1 до 10<text:span text:style-name="T12">4</text:span> с<text:span text:style-name="T12">-1</text:span><text:span text:style-name="T43">·с</text:span>м<text:span text:style-name="T12">-2</text:span></text:p>
      <text:p text:style-name="P34"/>
      <text:p text:style-name="P41">Проведение поверки:</text:p>
      <text:p text:style-name="P52"><text:span text:style-name="T45"><text:s text:c="12"/></text:span><text:span text:style-name="T46">Внешний осмотр ________________________________________________________</text:span></text:p>
      <text:p text:style-name="P52"><text:span text:style-name="T45"><text:s text:c="12"/></text:span><text:span text:style-name="T46">Опробование и проверка работоспособности: </text:span></text:p>
      <text:p text:style-name="Text_20_body"/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>Установка</text:p>
          </table:table-cell>
          <table:table-cell table:style-name="Таблица1.A1" office:value-type="string">
            <text:p text:style-name="P62">мин</text:p>
          </table:table-cell>
          <table:table-cell table:style-name="Таблица1.D1" office:value-type="string">
            <text:p text:style-name="P62">макс</text:p>
          </table:table-cell>
        </table:table-row>
        <table:table-row>
          <table:table-cell table:style-name="Таблица1.A2" office:value-type="string">
            <text:p text:style-name="P62">БДКГ-01</text:p>
          </table:table-cell>
          <table:table-cell table:style-name="Таблица1.A2" office:value-type="string">
            <text:p text:style-name="P62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2">БДКГ-03</text:p>
          </table:table-cell>
          <table:table-cell table:style-name="Таблица1.B3" office:value-type="float" office:value="110">
            <text:p text:style-name="P62">1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2">БДКГ-04</text:p>
          </table:table-cell>
          <table:table-cell table:style-name="Таблица1.A2" office:value-type="string">
            <text:p text:style-name="P62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2">БДКГ-05</text:p>
          </table:table-cell>
          <table:table-cell table:style-name="Таблица1.B3" office:value-type="float" office:value="110">
            <text:p text:style-name="P62">1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2">БДКГ-11</text:p>
          </table:table-cell>
          <table:table-cell table:style-name="Таблица1.B3" office:value-type="float" office:value="110">
            <text:p text:style-name="P62">1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2">БДКГ-17</text:p>
          </table:table-cell>
          <table:table-cell table:style-name="Таблица1.B3" office:value-type="float" office:value="130">
            <text:p text:style-name="P62">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КГ-24</text:p>
          </table:table-cell>
          <table:table-cell table:style-name="Таблица1.A2" office:value-type="string">
            <text:p text:style-name="P62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КГ-30</text:p>
          </table:table-cell>
          <table:table-cell table:style-name="Таблица1.A2" office:value-type="string">
            <text:p text:style-name="P62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КГ-32</text:p>
          </table:table-cell>
          <table:table-cell table:style-name="Таблица1.A2" office:value-type="string">
            <text:p text:style-name="P62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КН-01</text:p>
          </table:table-cell>
          <table:table-cell table:style-name="Таблица1.B3" office:value-type="float" office:value="140">
            <text:p text:style-name="P62">1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КН-03</text:p>
          </table:table-cell>
          <table:table-cell table:style-name="Таблица1.B3" office:value-type="float" office:value="140">
            <text:p text:style-name="P62">1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ПА-01</text:p>
          </table:table-cell>
          <table:table-cell table:style-name="Таблица1.A2" office:value-type="string">
            <text:p text:style-name="P62">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ПА-02</text:p>
          </table:table-cell>
          <table:table-cell table:style-name="Таблица1.A2" office:value-type="string">
            <text:p text:style-name="P62">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63">БДПА-03</text:p>
          </table:table-cell>
          <table:table-cell table:style-name="Таблица1.A2" office:value-type="string">
            <text:p text:style-name="P62">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ПБ-01</text:p>
          </table:table-cell>
          <table:table-cell table:style-name="Таблица1.A2" office:value-type="string">
            <text:p text:style-name="P62">б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ПБ-02</text:p>
          </table:table-cell>
          <table:table-cell table:style-name="Таблица1.A2" office:value-type="string">
            <text:p text:style-name="P62">б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3">БДПБ-03</text:p>
          </table:table-cell>
          <table:table-cell table:style-name="Таблица1.A2" office:value-type="string">
            <text:p text:style-name="P62">б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2">БОИ-01</text:p>
          </table:table-cell>
          <table:table-cell table:style-name="Таблица1.A2" office:value-type="string">
            <text:p text:style-name="P62">110 130</text:p>
          </table:table-cell>
          <table:table-cell table:style-name="Таблица1.A2" office:value-type="string">
            <text:p text:style-name="P62">1мк</text:p>
          </table:table-cell>
          <table:table-cell table:style-name="Таблица1.D2" office:value-type="string">
            <text:p text:style-name="P62">10м</text:p>
          </table:table-cell>
        </table:table-row>
        <table:table-row>
          <table:table-cell table:style-name="Таблица1.A2" office:value-type="string">
            <text:p text:style-name="P62">БОИ-02</text:p>
          </table:table-cell>
          <table:table-cell table:style-name="Таблица1.A2" office:value-type="string">
            <text:p text:style-name="P62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Таблица1.21">
          <table:table-cell table:style-name="Таблица1.A2" office:value-type="string">
            <text:p text:style-name="P62">БОИ-04</text:p>
          </table:table-cell>
          <table:table-cell table:style-name="Таблица1.A2" office:value-type="string">
            <text:p text:style-name="P62">110 130</text:p>
          </table:table-cell>
          <table:table-cell table:style-name="Таблица1.A2" office:value-type="string">
            <text:p text:style-name="P62">0.3мк</text:p>
          </table:table-cell>
          <table:table-cell table:style-name="Таблица1.D2" office:value-type="string">
            <text:p text:style-name="P62">100м</text:p>
          </table:table-cell>
        </table:table-row>
        <table:table-row table:style-name="Таблица1.21">
          <table:table-cell table:style-name="Таблица1.A2" office:value-type="string">
            <text:p text:style-name="P62">БДКР-0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Таблица1.21">
          <table:table-cell table:style-name="Таблица1.A2" office:value-type="string">
            <text:p text:style-name="P62">БДПС-0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62">0.1мк</text:p>
          </table:table-cell>
          <table:table-cell table:style-name="Таблица1.D2" office:value-type="string">
            <text:p text:style-name="P62">30м</text:p>
          </table:table-cell>
        </table:table-row>
      </table:table>
      <text:p text:style-name="Text_20_body"/>
      <text:p text:style-name="Text_20_body"/>
      <table:table table:name="t0" table:style-name="t0">
        <table:table-column table:style-name="t0.A" table:number-columns-repeated="3"/>
        <table:table-column table:style-name="t0.D"/>
        <table:table-row>
          <table:table-cell table:style-name="t0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01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19">Мощность дозы в контрольной точке</text:p>
          </table:table-cell>
          <table:table-cell table:style-name="t0.B2" table:number-rows-spanned="2" office:value-type="string">
            <text:p text:style-name="P11">Измерен<text:span text:style-name="T9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1">0,7 мкЗв/ч</text:p>
          </table:table-cell>
          <table:table-cell table:style-name="t0.C3" office:value-type="string">
            <text:p text:style-name="P2">$0-00</text:p>
          </table:table-cell>
          <table:table-cell table:style-name="t0.C3" office:value-type="string">
            <text:p text:style-name="P2">$0-10</text:p>
          </table:table-cell>
          <table:table-cell table:style-name="t0.D4" table:number-rows-spanned="8" office:value-type="string">
            <text:p text:style-name="P1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1">7 мкЗв/ч</text:p>
          </table:table-cell>
          <table:table-cell table:style-name="t0.C3" office:value-type="string">
            <text:p text:style-name="P2">$0-01</text:p>
          </table:table-cell>
          <table:table-cell table:style-name="t0.C3" office:value-type="string">
            <text:p text:style-name="P2">$0-11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кЗв/ч</text:p>
          </table:table-cell>
          <table:table-cell table:style-name="t0.C3" office:value-type="string">
            <text:p text:style-name="P2">$0-02</text:p>
          </table:table-cell>
          <table:table-cell table:style-name="t0.C3" office:value-type="string">
            <text:p text:style-name="P2">$0-12</text:p>
          </table:table-cell>
          <table:covered-table-cell/>
        </table:table-row>
        <table:table-row table:style-name="t0.4">
          <table:table-cell table:style-name="t0.A4" office:value-type="string">
            <text:p text:style-name="P1">0.7 мЗв/ч</text:p>
          </table:table-cell>
          <table:table-cell table:style-name="t0.C3" office:value-type="string">
            <text:p text:style-name="P2">$0-03</text:p>
          </table:table-cell>
          <table:table-cell table:style-name="t0.C3" office:value-type="string">
            <text:p text:style-name="P2">$0-13</text:p>
          </table:table-cell>
          <table:covered-table-cell/>
        </table:table-row>
        <table:table-row table:style-name="t0.4">
          <table:table-cell table:style-name="t0.A4" office:value-type="string">
            <text:p text:style-name="P1">7,0 мЗв/ч</text:p>
          </table:table-cell>
          <table:table-cell table:style-name="t0.C3" office:value-type="string">
            <text:p text:style-name="P2">$0-04</text:p>
          </table:table-cell>
          <table:table-cell table:style-name="t0.C3" office:value-type="string">
            <text:p text:style-name="P2">$0-14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Зв/ч</text:p>
          </table:table-cell>
          <table:table-cell table:style-name="t0.C3" office:value-type="string">
            <text:p text:style-name="P2">$0-05</text:p>
          </table:table-cell>
          <table:table-cell table:style-name="t0.C3" office:value-type="string">
            <text:p text:style-name="P2">$0-15</text:p>
          </table:table-cell>
          <table:covered-table-cell/>
        </table:table-row>
        <table:table-row table:style-name="t0.4">
          <table:table-cell table:style-name="t0.A4" office:value-type="string">
            <text:p text:style-name="P1">0,7 Зв/ч</text:p>
          </table:table-cell>
          <table:table-cell table:style-name="t0.C3" office:value-type="string">
            <text:p text:style-name="P2">$0-06</text:p>
          </table:table-cell>
          <table:table-cell table:style-name="t0.C3" office:value-type="string">
            <text:p text:style-name="P2">$0-16</text:p>
          </table:table-cell>
          <table:covered-table-cell/>
        </table:table-row>
        <table:table-row table:style-name="t0.4">
          <table:table-cell table:style-name="t0.A11" office:value-type="string">
            <text:p text:style-name="P1">7,<text:span text:style-name="T1">0</text:span> Зв/ч</text:p>
          </table:table-cell>
          <table:table-cell table:style-name="t0.B11" office:value-type="string">
            <text:p text:style-name="P2">$0-07</text:p>
          </table:table-cell>
          <table:table-cell table:style-name="t0.B11" office:value-type="string">
            <text:p text:style-name="P2">$0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ext:soft-page-break/>
        <table:table-row>
          <table:table-cell table:style-name="t1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0<text:span text:style-name="T1">3</text:span>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0">Мощность дозы в контрольной точке</text:p>
          </table:table-cell>
          <table:table-cell table:style-name="t1.B2" table:number-rows-spanned="2" office:value-type="string">
            <text:p text:style-name="P11">Измерен<text:span text:style-name="T9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3"><text:span text:style-name="T1">0,07</text:span> мкЗв/ч</text:p>
          </table:table-cell>
          <table:table-cell table:style-name="t1.C3" office:value-type="string">
            <text:p text:style-name="P2">$1-00</text:p>
          </table:table-cell>
          <table:table-cell table:style-name="t1.C3" office:value-type="string">
            <text:p text:style-name="P2">$1-10</text:p>
          </table:table-cell>
          <table:table-cell table:style-name="t1.D4" table:number-rows-spanned="5" office:value-type="string">
            <text:p text:style-name="P1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3">0,7 мкЗв/ч</text:p>
          </table:table-cell>
          <table:table-cell table:style-name="t1.C3" office:value-type="string">
            <text:p text:style-name="P2">$1-01</text:p>
          </table:table-cell>
          <table:table-cell table:style-name="t1.C3" office:value-type="string">
            <text:p text:style-name="P2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3">7 мкЗв/ч</text:p>
          </table:table-cell>
          <table:table-cell table:style-name="t1.C3" office:value-type="string">
            <text:p text:style-name="P2">$1-02</text:p>
          </table:table-cell>
          <table:table-cell table:style-name="t1.C3" office:value-type="string">
            <text:p text:style-name="P2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3">70 мкЗв/ч</text:p>
          </table:table-cell>
          <table:table-cell table:style-name="t1.C3" office:value-type="string">
            <text:p text:style-name="P2">$1-03</text:p>
          </table:table-cell>
          <table:table-cell table:style-name="t1.C3" office:value-type="string">
            <text:p text:style-name="P2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3"><text:span text:style-name="T9">240</text:span> <text:span text:style-name="T9">мкЗв</text:span>/ч</text:p>
          </table:table-cell>
          <table:table-cell table:style-name="t1.B8" office:value-type="string">
            <text:p text:style-name="P2">$1-04</text:p>
          </table:table-cell>
          <table:table-cell table:style-name="t1.B8" office:value-type="string">
            <text:p text:style-name="P2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able:table-row>
          <table:table-cell table:style-name="t2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0<text:span text:style-name="T1">4</text:span>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21">Мощность дозы в контрольной точке</text:p>
          </table:table-cell>
          <table:table-cell table:style-name="t2.B2" table:number-rows-spanned="2" office:value-type="string">
            <text:p text:style-name="P12">Измерен<text:span text:style-name="T9">ая</text:span> мощности дозы в контрольной точке</text:p>
          </table:table-cell>
          <table:table-cell table:style-name="t2.C2" table:number-columns-spanned="2" office:value-type="string">
            <text:p text:style-name="P6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6">при поверке</text:p>
          </table:table-cell>
          <table:table-cell table:style-name="t2.D3" office:value-type="string">
            <text:p text:style-name="P6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6">0,7 мкЗв/ч</text:p>
          </table:table-cell>
          <table:table-cell table:style-name="t2.C3" office:value-type="string">
            <text:p text:style-name="P9">$2-00</text:p>
          </table:table-cell>
          <table:table-cell table:style-name="t2.C3" office:value-type="string">
            <text:p text:style-name="P9">$2-10</text:p>
          </table:table-cell>
          <table:table-cell table:style-name="t2.D4" table:number-rows-spanned="8" office:value-type="string">
            <text:p text:style-name="P6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6">7 мкЗв/ч</text:p>
          </table:table-cell>
          <table:table-cell table:style-name="t2.C3" office:value-type="string">
            <text:p text:style-name="P9">$2-01</text:p>
          </table:table-cell>
          <table:table-cell table:style-name="t2.C3" office:value-type="string">
            <text:p text:style-name="P9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6">70 мкЗв/ч</text:p>
          </table:table-cell>
          <table:table-cell table:style-name="t2.C3" office:value-type="string">
            <text:p text:style-name="P9">$2-02</text:p>
          </table:table-cell>
          <table:table-cell table:style-name="t2.C3" office:value-type="string">
            <text:p text:style-name="P9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6">0.7 мЗв/ч</text:p>
          </table:table-cell>
          <table:table-cell table:style-name="t2.C3" office:value-type="string">
            <text:p text:style-name="P9">$2-03</text:p>
          </table:table-cell>
          <table:table-cell table:style-name="t2.C3" office:value-type="string">
            <text:p text:style-name="P9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6">7,0 мЗв/ч</text:p>
          </table:table-cell>
          <table:table-cell table:style-name="t2.C3" office:value-type="string">
            <text:p text:style-name="P9">$2-04</text:p>
          </table:table-cell>
          <table:table-cell table:style-name="t2.C3" office:value-type="string">
            <text:p text:style-name="P9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6">70 мЗв/ч</text:p>
          </table:table-cell>
          <table:table-cell table:style-name="t2.C3" office:value-type="string">
            <text:p text:style-name="P9">$2-05</text:p>
          </table:table-cell>
          <table:table-cell table:style-name="t2.C3" office:value-type="string">
            <text:p text:style-name="P9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6">0,7 Зв/ч</text:p>
          </table:table-cell>
          <table:table-cell table:style-name="t2.C3" office:value-type="string">
            <text:p text:style-name="P9">$2-06</text:p>
          </table:table-cell>
          <table:table-cell table:style-name="t2.C3" office:value-type="string">
            <text:p text:style-name="P9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6">7,<text:span text:style-name="T1">0</text:span> Зв/ч</text:p>
          </table:table-cell>
          <table:table-cell table:style-name="t2.B11" office:value-type="string">
            <text:p text:style-name="P9">$2-07</text:p>
          </table:table-cell>
          <table:table-cell table:style-name="t2.B11" office:value-type="string">
            <text:p text:style-name="P9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ext:soft-page-break/>
        <table:table-row>
          <table:table-cell table:style-name="t3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0<text:span text:style-name="T1">5</text:span>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20">Мощность дозы в контрольной точке</text:p>
          </table:table-cell>
          <table:table-cell table:style-name="t3.B2" table:number-rows-spanned="2" office:value-type="string">
            <text:p text:style-name="P11">Измерен<text:span text:style-name="T9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3"><text:span text:style-name="T1">0,07</text:span> мкЗв/ч</text:p>
          </table:table-cell>
          <table:table-cell table:style-name="t3.C3" office:value-type="string">
            <text:p text:style-name="P2">$3-00</text:p>
          </table:table-cell>
          <table:table-cell table:style-name="t3.C3" office:value-type="string">
            <text:p text:style-name="P2">$3-10</text:p>
          </table:table-cell>
          <table:table-cell table:style-name="t3.D4" table:number-rows-spanned="4" office:value-type="string">
            <text:p text:style-name="P1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3">0,7 мкЗв/ч</text:p>
          </table:table-cell>
          <table:table-cell table:style-name="t3.C3" office:value-type="string">
            <text:p text:style-name="P2">$3-01</text:p>
          </table:table-cell>
          <table:table-cell table:style-name="t3.C3" office:value-type="string">
            <text:p text:style-name="P2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3">7 мкЗв/ч</text:p>
          </table:table-cell>
          <table:table-cell table:style-name="t3.C3" office:value-type="string">
            <text:p text:style-name="P2">$3-02</text:p>
          </table:table-cell>
          <table:table-cell table:style-name="t3.C3" office:value-type="string">
            <text:p text:style-name="P2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3">70 мкЗв/ч</text:p>
          </table:table-cell>
          <table:table-cell table:style-name="t3.B7" office:value-type="string">
            <text:p text:style-name="P2">$3-03</text:p>
          </table:table-cell>
          <table:table-cell table:style-name="t3.B7" office:value-type="string">
            <text:p text:style-name="P2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able:table-row>
          <table:table-cell table:style-name="t4.A1" table:number-columns-spanned="4" office:value-type="string">
            <text:p text:style-name="P15"/>
            <text:p text:style-name="P15">Проверка основной относительной погрешности измерения мощности дозы с блоком БДКГ-<text:span text:style-name="T1">11</text:span>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20">Мощность дозы в контрольной точке</text:p>
          </table:table-cell>
          <table:table-cell table:style-name="t4.B2" table:number-rows-spanned="2" office:value-type="string">
            <text:p text:style-name="P11">Измерен<text:span text:style-name="T9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3"><text:span text:style-name="T1">0,07</text:span> мкЗв/ч</text:p>
          </table:table-cell>
          <table:table-cell table:style-name="t4.C3" office:value-type="string">
            <text:p text:style-name="P2">$4-00</text:p>
          </table:table-cell>
          <table:table-cell table:style-name="t4.C3" office:value-type="string">
            <text:p text:style-name="P2">$4-10</text:p>
          </table:table-cell>
          <table:table-cell table:style-name="t4.D4" table:number-rows-spanned="4" office:value-type="string">
            <text:p text:style-name="P1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3">0,7 мкЗв/ч</text:p>
          </table:table-cell>
          <table:table-cell table:style-name="t4.C3" office:value-type="string">
            <text:p text:style-name="P2">$4-01</text:p>
          </table:table-cell>
          <table:table-cell table:style-name="t4.C3" office:value-type="string">
            <text:p text:style-name="P2">$4-11</text:p>
          </table:table-cell>
          <table:covered-table-cell/>
        </table:table-row>
        <table:table-row table:style-name="t4.4">
          <table:table-cell table:style-name="t4.A4" office:value-type="string">
            <text:p text:style-name="P3">7 мкЗв/ч</text:p>
          </table:table-cell>
          <table:table-cell table:style-name="t4.C3" office:value-type="string">
            <text:p text:style-name="P2">$4-02</text:p>
          </table:table-cell>
          <table:table-cell table:style-name="t4.C3" office:value-type="string">
            <text:p text:style-name="P2">$4-12</text:p>
          </table:table-cell>
          <table:covered-table-cell/>
        </table:table-row>
        <table:table-row table:style-name="t4.4">
          <table:table-cell table:style-name="t4.A7" office:value-type="string">
            <text:p text:style-name="P3">70 мкЗв/ч</text:p>
          </table:table-cell>
          <table:table-cell table:style-name="t4.B7" office:value-type="string">
            <text:p text:style-name="P2">$4-03</text:p>
          </table:table-cell>
          <table:table-cell table:style-name="t4.B7" office:value-type="string">
            <text:p text:style-name="P2">$4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able:table-row>
          <table:table-cell table:style-name="t5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<text:span text:style-name="T1">17</text:span>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20">Мощность дозы в контрольной точке</text:p>
          </table:table-cell>
          <table:table-cell table:style-name="t5.B2" table:number-rows-spanned="2" office:value-type="string">
            <text:p text:style-name="P11">Измерен<text:span text:style-name="T9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3"><text:span text:style-name="T1">7,0</text:span> мЗв/ч</text:p>
          </table:table-cell>
          <table:table-cell table:style-name="t5.C3" office:value-type="string">
            <text:p text:style-name="P2">$5-00</text:p>
          </table:table-cell>
          <table:table-cell table:style-name="t5.C3" office:value-type="string">
            <text:p text:style-name="P2">$5-10</text:p>
          </table:table-cell>
          <table:table-cell table:style-name="t5.D4" table:number-rows-spanned="5" office:value-type="string">
            <text:p text:style-name="P1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3">7<text:span text:style-name="T1">0</text:span> мЗв/ч</text:p>
          </table:table-cell>
          <table:table-cell table:style-name="t5.C3" office:value-type="string">
            <text:p text:style-name="P2">$5-01</text:p>
          </table:table-cell>
          <table:table-cell table:style-name="t5.C3" office:value-type="string">
            <text:p text:style-name="P2">$5-11</text:p>
          </table:table-cell>
          <table:covered-table-cell/>
        </table:table-row>
        <table:table-row table:style-name="t5.4">
          <table:table-cell table:style-name="t5.A4" office:value-type="string">
            <text:p text:style-name="P3"><text:span text:style-name="T1">0,</text:span>7 Зв/ч</text:p>
          </table:table-cell>
          <table:table-cell table:style-name="t5.C3" office:value-type="string">
            <text:p text:style-name="P2">$5-02</text:p>
          </table:table-cell>
          <table:table-cell table:style-name="t5.C3" office:value-type="string">
            <text:p text:style-name="P2">$5-12</text:p>
          </table:table-cell>
          <table:covered-table-cell/>
        </table:table-row>
        <table:table-row table:style-name="t5.4">
          <table:table-cell table:style-name="t5.A4" office:value-type="string">
            <text:p text:style-name="P3">7 Зв/ч</text:p>
          </table:table-cell>
          <table:table-cell table:style-name="t5.C3" office:value-type="string">
            <text:p text:style-name="P2">$5-03</text:p>
          </table:table-cell>
          <table:table-cell table:style-name="t5.C3" office:value-type="string">
            <text:p text:style-name="P2">$5-13</text:p>
          </table:table-cell>
          <table:covered-table-cell/>
        </table:table-row>
        <table:table-row table:style-name="t5.4">
          <table:table-cell table:style-name="t5.A8" office:value-type="string">
            <text:p text:style-name="P3"><text:span text:style-name="T1">30-70</text:span> Зв/ч</text:p>
          </table:table-cell>
          <table:table-cell table:style-name="t5.B8" office:value-type="string">
            <text:p text:style-name="P2">$5-04</text:p>
          </table:table-cell>
          <table:table-cell table:style-name="t5.B8" office:value-type="string">
            <text:p text:style-name="P2">$5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ext:soft-page-break/>
        <table:table-row>
          <table:table-cell table:style-name="t6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<text:span text:style-name="T1">24</text:span>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20">Мощность дозы в контрольной точке</text:p>
          </table:table-cell>
          <table:table-cell table:style-name="t6.B2" table:number-rows-spanned="2" office:value-type="string">
            <text:p text:style-name="P11">Измерен<text:span text:style-name="T9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3">0,7 мкЗв/ч</text:p>
          </table:table-cell>
          <table:table-cell table:style-name="t6.C3" office:value-type="string">
            <text:p text:style-name="P2">$6-00</text:p>
          </table:table-cell>
          <table:table-cell table:style-name="t6.C3" office:value-type="string">
            <text:p text:style-name="P2">$6-10</text:p>
          </table:table-cell>
          <table:table-cell table:style-name="t6.D4" table:number-rows-spanned="7" office:value-type="string">
            <text:p text:style-name="P1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3">7 мкЗв/ч</text:p>
          </table:table-cell>
          <table:table-cell table:style-name="t6.C3" office:value-type="string">
            <text:p text:style-name="P2">$6-01</text:p>
          </table:table-cell>
          <table:table-cell table:style-name="t6.C3" office:value-type="string">
            <text:p text:style-name="P2">$6-11</text:p>
          </table:table-cell>
          <table:covered-table-cell/>
        </table:table-row>
        <table:table-row table:style-name="t6.4">
          <table:table-cell table:style-name="t6.A4" office:value-type="string">
            <text:p text:style-name="P3">70 мкЗв/ч</text:p>
          </table:table-cell>
          <table:table-cell table:style-name="t6.C3" office:value-type="string">
            <text:p text:style-name="P2">$6-02</text:p>
          </table:table-cell>
          <table:table-cell table:style-name="t6.C3" office:value-type="string">
            <text:p text:style-name="P2">$6-12</text:p>
          </table:table-cell>
          <table:covered-table-cell/>
        </table:table-row>
        <table:table-row table:style-name="t6.4">
          <table:table-cell table:style-name="t6.A4" office:value-type="string">
            <text:p text:style-name="P3">0.7 мЗв/ч</text:p>
          </table:table-cell>
          <table:table-cell table:style-name="t6.C3" office:value-type="string">
            <text:p text:style-name="P2">$6-03</text:p>
          </table:table-cell>
          <table:table-cell table:style-name="t6.C3" office:value-type="string">
            <text:p text:style-name="P2">$6-13</text:p>
          </table:table-cell>
          <table:covered-table-cell/>
        </table:table-row>
        <table:table-row table:style-name="t6.4">
          <table:table-cell table:style-name="t6.A4" office:value-type="string">
            <text:p text:style-name="P3">7,0 мЗв/ч</text:p>
          </table:table-cell>
          <table:table-cell table:style-name="t6.C3" office:value-type="string">
            <text:p text:style-name="P2">$6-04</text:p>
          </table:table-cell>
          <table:table-cell table:style-name="t6.C3" office:value-type="string">
            <text:p text:style-name="P2">$6-14</text:p>
          </table:table-cell>
          <table:covered-table-cell/>
        </table:table-row>
        <table:table-row table:style-name="t6.4">
          <table:table-cell table:style-name="t6.A4" office:value-type="string">
            <text:p text:style-name="P3">70 мЗв/ч</text:p>
          </table:table-cell>
          <table:table-cell table:style-name="t6.C3" office:value-type="string">
            <text:p text:style-name="P2">$6-05</text:p>
          </table:table-cell>
          <table:table-cell table:style-name="t6.C3" office:value-type="string">
            <text:p text:style-name="P2">$6-15</text:p>
          </table:table-cell>
          <table:covered-table-cell/>
        </table:table-row>
        <table:table-row table:style-name="t6.4">
          <table:table-cell table:style-name="t6.A10" office:value-type="string">
            <text:p text:style-name="P3">0,7 Зв/ч</text:p>
          </table:table-cell>
          <table:table-cell table:style-name="t6.B10" office:value-type="string">
            <text:p text:style-name="P2">$6-06</text:p>
          </table:table-cell>
          <table:table-cell table:style-name="t6.B10" office:value-type="string">
            <text:p text:style-name="P2">$6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able:table-row>
          <table:table-cell table:style-name="t7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30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20">Мощность дозы в контрольной точке</text:p>
          </table:table-cell>
          <table:table-cell table:style-name="t7.B2" table:number-rows-spanned="2" office:value-type="string">
            <text:p text:style-name="P11">Измерен<text:span text:style-name="T9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3">0,<text:span text:style-name="T1">03</text:span> мк<text:span text:style-name="T9">Гр</text:span>/ч</text:p>
          </table:table-cell>
          <table:table-cell table:style-name="t7.C3" office:value-type="string">
            <text:p text:style-name="P2">$7-00</text:p>
          </table:table-cell>
          <table:table-cell table:style-name="t7.C3" office:value-type="string">
            <text:p text:style-name="P2">$7-10</text:p>
          </table:table-cell>
          <table:table-cell table:style-name="t7.D4" table:number-rows-spanned="7" office:value-type="string">
            <text:p text:style-name="P1">±<text:span text:style-name="T9">20</text:span></text:p>
          </table:table-cell>
        </table:table-row>
        <table:table-row table:style-name="t7.4">
          <table:table-cell table:style-name="t7.A4" office:value-type="string">
            <text:p text:style-name="P3">7 мк<text:span text:style-name="T9">Гр</text:span>/ч</text:p>
          </table:table-cell>
          <table:table-cell table:style-name="t7.C3" office:value-type="string">
            <text:p text:style-name="P2">$7-01</text:p>
          </table:table-cell>
          <table:table-cell table:style-name="t7.C3" office:value-type="string">
            <text:p text:style-name="P2">$7-11</text:p>
          </table:table-cell>
          <table:covered-table-cell/>
        </table:table-row>
        <table:table-row table:style-name="t7.4">
          <table:table-cell table:style-name="t7.A4" office:value-type="string">
            <text:p text:style-name="P3">70 мк<text:span text:style-name="T9">Гр</text:span>/ч</text:p>
          </table:table-cell>
          <table:table-cell table:style-name="t7.C3" office:value-type="string">
            <text:p text:style-name="P2">$7-02</text:p>
          </table:table-cell>
          <table:table-cell table:style-name="t7.C3" office:value-type="string">
            <text:p text:style-name="P2">$7-12</text:p>
          </table:table-cell>
          <table:covered-table-cell/>
        </table:table-row>
        <table:table-row table:style-name="t7.4">
          <table:table-cell table:style-name="t7.A4" office:value-type="string">
            <text:p text:style-name="P3">0.7 м<text:span text:style-name="T9">Гр</text:span>/ч</text:p>
          </table:table-cell>
          <table:table-cell table:style-name="t7.C3" office:value-type="string">
            <text:p text:style-name="P2">$7-03</text:p>
          </table:table-cell>
          <table:table-cell table:style-name="t7.C3" office:value-type="string">
            <text:p text:style-name="P2">$7-13</text:p>
          </table:table-cell>
          <table:covered-table-cell/>
        </table:table-row>
        <table:table-row table:style-name="t7.4">
          <table:table-cell table:style-name="t7.A4" office:value-type="string">
            <text:p text:style-name="P3">7,0 м<text:span text:style-name="T9">Гр</text:span>/ч</text:p>
          </table:table-cell>
          <table:table-cell table:style-name="t7.C3" office:value-type="string">
            <text:p text:style-name="P2">$7-04</text:p>
          </table:table-cell>
          <table:table-cell table:style-name="t7.C3" office:value-type="string">
            <text:p text:style-name="P2">$7-14</text:p>
          </table:table-cell>
          <table:covered-table-cell/>
        </table:table-row>
        <table:table-row table:style-name="t7.4">
          <table:table-cell table:style-name="t7.A4" office:value-type="string">
            <text:p text:style-name="P3">70 м<text:span text:style-name="T9">Гр</text:span>/ч</text:p>
          </table:table-cell>
          <table:table-cell table:style-name="t7.C3" office:value-type="string">
            <text:p text:style-name="P2">$7-05</text:p>
          </table:table-cell>
          <table:table-cell table:style-name="t7.C3" office:value-type="string">
            <text:p text:style-name="P2">$7-15</text:p>
          </table:table-cell>
          <table:covered-table-cell/>
        </table:table-row>
        <table:table-row table:style-name="t7.4">
          <table:table-cell table:style-name="t7.A10" office:value-type="string">
            <text:p text:style-name="P3">0,7 <text:span text:style-name="T9">Гр</text:span>/ч</text:p>
          </table:table-cell>
          <table:table-cell table:style-name="t7.B10" office:value-type="string">
            <text:p text:style-name="P2">$7-06</text:p>
          </table:table-cell>
          <table:table-cell table:style-name="t7.B10" office:value-type="string">
            <text:p text:style-name="P2">$7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ext:soft-page-break/>
        <table:table-row>
          <table:table-cell table:style-name="t8.A1" table:number-columns-spanned="4" office:value-type="string">
            <text:p text:style-name="P14">Проверка основной относительной погрешности измерения мощности дозы с блоком БДКГ-32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20">Мощность дозы в контрольной точке</text:p>
          </table:table-cell>
          <table:table-cell table:style-name="t8.B2" table:number-rows-spanned="2" office:value-type="string">
            <text:p text:style-name="P11">Измерен<text:span text:style-name="T9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3"><text:span text:style-name="T9">0,07</text:span> мкЗв/ч</text:p>
          </table:table-cell>
          <table:table-cell table:style-name="t8.C3" office:value-type="string">
            <text:p text:style-name="P2">$8-00</text:p>
          </table:table-cell>
          <table:table-cell table:style-name="t8.C3" office:value-type="string">
            <text:p text:style-name="P2">$8-10</text:p>
          </table:table-cell>
          <table:table-cell table:style-name="t8.D4" table:number-rows-spanned="9" office:value-type="string">
            <text:p text:style-name="P1">±<text:span text:style-name="T9">20</text:span></text:p>
          </table:table-cell>
        </table:table-row>
        <table:table-row table:style-name="t8.4">
          <table:table-cell table:style-name="t8.A4" office:value-type="string">
            <text:p text:style-name="P3">0,7 мкЗв/ч</text:p>
          </table:table-cell>
          <table:table-cell table:style-name="t8.C3" office:value-type="string">
            <text:p text:style-name="P2">$8-01</text:p>
          </table:table-cell>
          <table:table-cell table:style-name="t8.C3" office:value-type="string">
            <text:p text:style-name="P2">$8-11</text:p>
          </table:table-cell>
          <table:covered-table-cell/>
        </table:table-row>
        <table:table-row table:style-name="t8.4">
          <table:table-cell table:style-name="t8.A4" office:value-type="string">
            <text:p text:style-name="P3">7 мкЗв/ч</text:p>
          </table:table-cell>
          <table:table-cell table:style-name="t8.C3" office:value-type="string">
            <text:p text:style-name="P2">$8-02</text:p>
          </table:table-cell>
          <table:table-cell table:style-name="t8.C3" office:value-type="string">
            <text:p text:style-name="P2">$8-12</text:p>
          </table:table-cell>
          <table:covered-table-cell/>
        </table:table-row>
        <table:table-row table:style-name="t8.4">
          <table:table-cell table:style-name="t8.A4" office:value-type="string">
            <text:p text:style-name="P3">70 мкЗв/ч</text:p>
          </table:table-cell>
          <table:table-cell table:style-name="t8.C3" office:value-type="string">
            <text:p text:style-name="P2">$8-03</text:p>
          </table:table-cell>
          <table:table-cell table:style-name="t8.C3" office:value-type="string">
            <text:p text:style-name="P2">$8-13</text:p>
          </table:table-cell>
          <table:covered-table-cell/>
        </table:table-row>
        <table:table-row table:style-name="t8.4">
          <table:table-cell table:style-name="t8.A4" office:value-type="string">
            <text:p text:style-name="P3">0.7 мЗв/ч</text:p>
          </table:table-cell>
          <table:table-cell table:style-name="t8.C3" office:value-type="string">
            <text:p text:style-name="P2">$8-04</text:p>
          </table:table-cell>
          <table:table-cell table:style-name="t8.C3" office:value-type="string">
            <text:p text:style-name="P2">$8-14</text:p>
          </table:table-cell>
          <table:covered-table-cell/>
        </table:table-row>
        <table:table-row table:style-name="t8.4">
          <table:table-cell table:style-name="t8.A4" office:value-type="string">
            <text:p text:style-name="P3">7,0 мЗв/ч</text:p>
          </table:table-cell>
          <table:table-cell table:style-name="t8.C3" office:value-type="string">
            <text:p text:style-name="P2">$8-05</text:p>
          </table:table-cell>
          <table:table-cell table:style-name="t8.C3" office:value-type="string">
            <text:p text:style-name="P2">$8-15</text:p>
          </table:table-cell>
          <table:covered-table-cell/>
        </table:table-row>
        <table:table-row table:style-name="t8.4">
          <table:table-cell table:style-name="t8.A4" office:value-type="string">
            <text:p text:style-name="P3">70 мЗв/ч</text:p>
          </table:table-cell>
          <table:table-cell table:style-name="t8.C3" office:value-type="string">
            <text:p text:style-name="P2">$8-06</text:p>
          </table:table-cell>
          <table:table-cell table:style-name="t8.C3" office:value-type="string">
            <text:p text:style-name="P2">$8-16</text:p>
          </table:table-cell>
          <table:covered-table-cell/>
        </table:table-row>
        <table:table-row table:style-name="t8.4">
          <table:table-cell table:style-name="t8.A4" office:value-type="string">
            <text:p text:style-name="P3">0,<text:span text:style-name="T9">35</text:span> Зв/ч</text:p>
          </table:table-cell>
          <table:table-cell table:style-name="t8.C3" office:value-type="string">
            <text:p text:style-name="P2">$8-07</text:p>
          </table:table-cell>
          <table:table-cell table:style-name="t8.C3" office:value-type="string">
            <text:p text:style-name="P2">$8-17</text:p>
          </table:table-cell>
          <table:covered-table-cell/>
        </table:table-row>
        <table:table-row table:style-name="t8.4">
          <table:table-cell table:style-name="t8.A12" office:value-type="string">
            <text:p text:style-name="P3"><text:span text:style-name="T9">0</text:span>,<text:span text:style-name="T9">5</text:span>Зв/ч</text:p>
          </table:table-cell>
          <table:table-cell table:style-name="t8.B12" office:value-type="string">
            <text:p text:style-name="P2">$8-0<text:span text:style-name="T9">8</text:span></text:p>
          </table:table-cell>
          <table:table-cell table:style-name="t8.B12" office:value-type="string">
            <text:p text:style-name="P2">$8-18</text:p>
          </table:table-cell>
          <table:covered-table-cell/>
        </table:table-row>
      </table:table>
      <text:p text:style-name="Standard"/>
      <text:p text:style-name="P13"/>
      <text:p text:style-name="Standard"/>
      <text:p text:style-name="Standard"/>
      <table:table table:name="t9" table:style-name="t9">
        <table:table-column table:style-name="t9.A"/>
        <table:table-column table:style-name="t9.B"/>
        <table:table-column table:style-name="t9.C"/>
        <table:table-column table:style-name="t9.D" table:number-columns-repeated="2"/>
        <table:table-column table:style-name="t9.F"/>
        <text:soft-page-break/>
        <table:table-row>
          <table:table-cell table:style-name="t9.A1" table:number-columns-spanned="6" office:value-type="string">
            <text:p text:style-name="P23">Проверка основной относительной погрешности измерения плотности </text:p>
            <text:p text:style-name="P24">потока нейтронного излучения с БДКН-0<text:span text:style-name="T1">1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6">Плотность потока <text:line-break/>в поверяемой точке <text:span text:style-name="T27"></text:span><text:span text:style-name="T23">0</text:span><text:span text:style-name="T19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5">Фон</text:p>
            <text:p text:style-name="P5"><text:span text:style-name="T1">R=</text:span>2<text:span text:style-name="T1">,0</text:span>м</text:p>
          </table:table-cell>
          <table:table-cell table:style-name="t9.B2" office:value-type="string">
            <text:p text:style-name="P6">ИБН-<text:span text:style-name="T1">8-3</text:span></text:p>
            <text:p text:style-name="P5">№<text:span text:style-name="T1">027</text:span></text:p>
            <text:p text:style-name="P5"><text:span text:style-name="T1">R=2,0</text:span>м</text:p>
            <text:p text:style-name="P8">B(R)=0,600</text:p>
            <text:p text:style-name="P5"><text:span text:style-name="T6"></text:span><text:span text:style-name="T19">0i</text:span><text:span text:style-name="T1">=5,9</text:span></text:p>
            <text:p text:style-name="P22"><text:span text:style-name="T1">1</text:span>,<text:span text:style-name="T1">0</text:span>-1<text:span text:style-name="T1">0</text:span></text:p>
          </table:table-cell>
          <table:table-cell table:style-name="t9.B2" office:value-type="string">
            <text:p text:style-name="P6">ИБН-<text:span text:style-name="T1">8-6</text:span></text:p>
            <text:p text:style-name="P5">№0<text:span text:style-name="T1">10</text:span></text:p>
            <text:p text:style-name="P5"><text:span text:style-name="T1">R=2,0</text:span>м</text:p>
            <text:p text:style-name="P8">B(R)=0,600</text:p>
            <text:p text:style-name="P5"><text:span text:style-name="T6"></text:span><text:span text:style-name="T19">0i</text:span><text:span text:style-name="T1">=57,</text:span>0</text:p>
            <text:p text:style-name="P5">20-100</text:p>
          </table:table-cell>
          <table:table-cell table:style-name="t9.B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1,0</text:span>м</text:p>
            <text:p text:style-name="P32">B(R)=0,863</text:p>
            <text:p text:style-name="P30"><text:span text:style-name="T6"></text:span><text:span text:style-name="T19">0i</text:span><text:span text:style-name="T1">=235</text:span></text:p>
            <text:p text:style-name="P31">210<text:span text:style-name="T12">2</text:span> - 10<text:span text:style-name="T12">3</text:span></text:p>
          </table:table-cell>
          <table:table-cell table:style-name="t9.F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0,5</text:span>м</text:p>
            <text:p text:style-name="P32">B(R)=0,957</text:p>
            <text:p text:style-name="P30"><text:span text:style-name="T6"></text:span><text:span text:style-name="T19">0i</text:span><text:span text:style-name="T1">=1019</text:span></text:p>
            <text:p text:style-name="P31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7">Показания прибора в поверяемой точке</text:p>
            <text:p text:style-name="P4"><text:span text:style-name="T27"></text:span><text:span text:style-name="T23">0</text:span><text:span text:style-name="T19">i</text:span>, с<text:span text:style-name="T12">-1</text:span>см<text:span text:style-name="T12">-2</text:span></text:p>
            <text:p text:style-name="P4">ст, %</text:p>
          </table:table-cell>
          <table:table-cell table:style-name="t9.B3" office:value-type="string">
            <text:p text:style-name="P6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18"/>
          </table:table-cell>
          <table:table-cell table:style-name="t9.F3" office:value-type="string">
            <text:p text:style-name="P18"/>
          </table:table-cell>
        </table:table-row>
        <table:table-row>
          <table:table-cell table:style-name="t9.A3" office:value-type="string">
            <text:p text:style-name="P7">Среднее значение показаний</text:p>
            <text:p text:style-name="P4"><text:span text:style-name="T27"></text:span><text:span text:style-name="T19">i</text:span>, с<text:span text:style-name="T12">-1</text:span>см<text:span text:style-name="T12">-2</text:span></text:p>
          </table:table-cell>
          <table:table-cell table:style-name="t9.B3" office:value-type="string">
            <text:p text:style-name="P9">$9-00</text:p>
          </table:table-cell>
          <table:table-cell table:style-name="t9.B3" office:value-type="string">
            <text:p text:style-name="P9">$9-01</text:p>
          </table:table-cell>
          <table:table-cell table:style-name="t9.B3" office:value-type="string">
            <text:p text:style-name="P9">$9-02</text:p>
          </table:table-cell>
          <table:table-cell table:style-name="t9.B3" office:value-type="string">
            <text:p text:style-name="P9">$9-03</text:p>
          </table:table-cell>
          <table:table-cell table:style-name="t9.F3" office:value-type="string">
            <text:p text:style-name="P9">$9-04</text:p>
          </table:table-cell>
        </table:table-row>
        <table:table-row>
          <table:table-cell table:style-name="t9.A3" office:value-type="string">
            <text:p text:style-name="P7">Результат измерения плотности потока в поверяемой точке</text:p>
            <text:p text:style-name="P4"><text:span text:style-name="T27"></text:span><text:span text:style-name="T20">np</text:span><text:span text:style-name="T19">i</text:span>, <text:span text:style-name="T17">с</text:span><text:span text:style-name="T12">-1</text:span><text:span text:style-name="T17"></text:span><text:span text:style-name="T17">см</text:span><text:span text:style-name="T12">-2</text:span></text:p>
          </table:table-cell>
          <table:table-cell table:style-name="t9.B3" office:value-type="string">
            <text:p text:style-name="P6"/>
          </table:table-cell>
          <table:table-cell table:style-name="t9.B3" office:value-type="string">
            <text:p text:style-name="P9">$9-21</text:p>
          </table:table-cell>
          <table:table-cell table:style-name="t9.B3" office:value-type="string">
            <text:p text:style-name="P9">$9-22</text:p>
          </table:table-cell>
          <table:table-cell table:style-name="t9.B3" office:value-type="string">
            <text:p text:style-name="P9">$9-23</text:p>
          </table:table-cell>
          <table:table-cell table:style-name="t9.F3" office:value-type="string">
            <text:p text:style-name="P9">$9-24</text:p>
          </table:table-cell>
        </table:table-row>
        <table:table-row>
          <table:table-cell table:style-name="t9.A3" office:value-type="string">
            <text:p text:style-name="P7">Основная относительная погрешность измерения, <text:span text:style-name="T29">Δ</text:span><text:span text:style-name="T7">i</text:span>%</text:p>
          </table:table-cell>
          <table:table-cell table:style-name="t9.B3" office:value-type="string">
            <text:p text:style-name="P6"/>
          </table:table-cell>
          <table:table-cell table:style-name="t9.B3" office:value-type="string">
            <text:p text:style-name="P9">$9-31</text:p>
          </table:table-cell>
          <table:table-cell table:style-name="t9.B3" office:value-type="string">
            <text:p text:style-name="P9">$9-32</text:p>
          </table:table-cell>
          <table:table-cell table:style-name="t9.B3" office:value-type="string">
            <text:p text:style-name="P9">$9-33</text:p>
          </table:table-cell>
          <table:table-cell table:style-name="t9.F3" office:value-type="string">
            <text:p text:style-name="P9">$9-34</text:p>
          </table:table-cell>
        </table:table-row>
        <table:table-row>
          <table:table-cell table:style-name="t9.A3" office:value-type="string">
            <text:p text:style-name="P7">Доверительная граница основной относительной погрешности <text:span text:style-name="T29">Δ</text:span><text:span text:style-name="T7">i</text:span>, %</text:p>
          </table:table-cell>
          <table:table-cell table:style-name="t9.B3" office:value-type="string">
            <text:p text:style-name="P6"/>
            <text:p text:style-name="P5"/>
          </table:table-cell>
          <table:table-cell table:style-name="t9.B3" office:value-type="string">
            <text:p text:style-name="P9">$9-41</text:p>
          </table:table-cell>
          <table:table-cell table:style-name="t9.B3" office:value-type="string">
            <text:p text:style-name="P9">$9-42</text:p>
          </table:table-cell>
          <table:table-cell table:style-name="t9.B3" office:value-type="string">
            <text:p text:style-name="P9">$9-43</text:p>
          </table:table-cell>
          <table:table-cell table:style-name="t9.F3" office:value-type="string">
            <text:p text:style-name="P9">$9-44</text:p>
          </table:table-cell>
        </table:table-row>
        <table:table-row table:style-name="t9.8">
          <table:table-cell table:style-name="t9.A8" office:value-type="string">
            <text:p text:style-name="P7">Предел основной относительной погрешности <text:span text:style-name="T29">Δ,</text:span> %, <text:line-break/>не более</text:p>
          </table:table-cell>
          <table:table-cell table:style-name="t9.B8" office:value-type="string">
            <text:p text:style-name="P6"/>
          </table:table-cell>
          <table:table-cell table:style-name="t9.C8" table:number-columns-spanned="4" office:value-type="string">
            <text:p text:style-name="P6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10" table:style-name="t10">
        <table:table-column table:style-name="t10.A"/>
        <table:table-column table:style-name="t10.B"/>
        <table:table-column table:style-name="t10.C"/>
        <table:table-column table:style-name="t10.D" table:number-columns-repeated="2"/>
        <table:table-column table:style-name="t10.F"/>
        <text:soft-page-break/>
        <table:table-row>
          <table:table-cell table:style-name="t10.A1" table:number-columns-spanned="6" office:value-type="string">
            <text:p text:style-name="P23">Проверка основной относительной погрешности измерения плотности </text:p>
            <text:p text:style-name="P24">потока нейтронного излучения с БДКН-0<text:span text:style-name="T1">3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6">Плотность потока <text:line-break/>в поверяемой точке <text:span text:style-name="T27"></text:span><text:span text:style-name="T23">0</text:span><text:span text:style-name="T19">i</text:span> ,<text:line-break/>с<text:span text:style-name="T12">-1</text:span>см<text:span text:style-name="T12">-2</text:span></text:p>
          </table:table-cell>
          <table:table-cell table:style-name="t10.B2" office:value-type="string">
            <text:p text:style-name="P5">Фон</text:p>
            <text:p text:style-name="P5"><text:span text:style-name="T1">R=</text:span>2<text:span text:style-name="T1">,0</text:span>м</text:p>
          </table:table-cell>
          <table:table-cell table:style-name="t10.B2" office:value-type="string">
            <text:p text:style-name="P6">ИБН-<text:span text:style-name="T1">8-3</text:span></text:p>
            <text:p text:style-name="P5">№<text:span text:style-name="T1">027</text:span></text:p>
            <text:p text:style-name="P5"><text:span text:style-name="T1">R=2,0</text:span>м</text:p>
            <text:p text:style-name="P8">B(R)=0,866</text:p>
            <text:p text:style-name="P5"><text:span text:style-name="T6"></text:span><text:span text:style-name="T19">0i</text:span><text:span text:style-name="T1">=5,9</text:span></text:p>
            <text:p text:style-name="P22"><text:span text:style-name="T1">0</text:span>,<text:span text:style-name="T1">5</text:span>-1,<text:span text:style-name="T1">0</text:span></text:p>
          </table:table-cell>
          <table:table-cell table:style-name="t10.B2" office:value-type="string">
            <text:p text:style-name="P6">ИБН-<text:span text:style-name="T1">8-6</text:span></text:p>
            <text:p text:style-name="P5">№0<text:span text:style-name="T1">10</text:span></text:p>
            <text:p text:style-name="P5"><text:span text:style-name="T1">R=2,0</text:span>м</text:p>
            <text:p text:style-name="P8">B(R)=0,<text:span text:style-name="T9">866</text:span></text:p>
            <text:p text:style-name="P5"><text:span text:style-name="T6"></text:span><text:span text:style-name="T19">0i</text:span><text:span text:style-name="T1">=5</text:span><text:span text:style-name="T9">5</text:span><text:span text:style-name="T1">,</text:span>0</text:p>
            <text:p text:style-name="P5">20-100</text:p>
          </table:table-cell>
          <table:table-cell table:style-name="t10.B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1,0</text:span>м</text:p>
            <text:p text:style-name="P32">B(R)=0,<text:span text:style-name="T9">957</text:span></text:p>
            <text:p text:style-name="P30"><text:span text:style-name="T6"></text:span><text:span text:style-name="T19">0i</text:span><text:span text:style-name="T1">=23</text:span><text:span text:style-name="T9">1,6</text:span></text:p>
            <text:p text:style-name="P31">210<text:span text:style-name="T12">2</text:span> - 10<text:span text:style-name="T12">3</text:span></text:p>
          </table:table-cell>
          <table:table-cell table:style-name="t10.F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0,5</text:span>м</text:p>
            <text:p text:style-name="P32">B(R)=0,9<text:span text:style-name="T9">91</text:span></text:p>
            <text:p text:style-name="P30"><text:span text:style-name="T6"></text:span><text:span text:style-name="T19">0i</text:span><text:span text:style-name="T1">=101</text:span><text:span text:style-name="T9">8,5</text:span></text:p>
            <text:p text:style-name="P31">210<text:span text:style-name="T12">3</text:span> - 10<text:span text:style-name="T12">4</text:span></text:p>
          </table:table-cell>
        </table:table-row>
        <table:table-row>
          <table:table-cell table:style-name="t10.A3" office:value-type="string">
            <text:p text:style-name="P7">Показания прибора в поверяемой точке</text:p>
            <text:p text:style-name="P4"><text:span text:style-name="T27"></text:span><text:span text:style-name="T23">0</text:span><text:span text:style-name="T19">i</text:span>, с<text:span text:style-name="T12">-1</text:span>см<text:span text:style-name="T12">-2</text:span></text:p>
            <text:p text:style-name="P4">ст, %</text:p>
          </table:table-cell>
          <table:table-cell table:style-name="t10.B3" office:value-type="string">
            <text:p text:style-name="P6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>
          <table:table-cell table:style-name="t10.A3" office:value-type="string">
            <text:p text:style-name="P7">Среднее значение показаний</text:p>
            <text:p text:style-name="P4"><text:span text:style-name="T27"></text:span><text:span text:style-name="T19">i</text:span>, с<text:span text:style-name="T12">-1</text:span>см<text:span text:style-name="T12">-2</text:span></text:p>
          </table:table-cell>
          <table:table-cell table:style-name="t10.B3" office:value-type="string">
            <text:p text:style-name="P9">$<text:span text:style-name="T9">10</text:span>-00</text:p>
          </table:table-cell>
          <table:table-cell table:style-name="t10.B3" office:value-type="string">
            <text:p text:style-name="P9">$<text:span text:style-name="T9">10</text:span>-01</text:p>
          </table:table-cell>
          <table:table-cell table:style-name="t10.B3" office:value-type="string">
            <text:p text:style-name="P9">$<text:span text:style-name="T9">10</text:span>-02</text:p>
          </table:table-cell>
          <table:table-cell table:style-name="t10.B3" office:value-type="string">
            <text:p text:style-name="P9">$<text:span text:style-name="T9">10</text:span>-03</text:p>
          </table:table-cell>
          <table:table-cell table:style-name="t10.F3" office:value-type="string">
            <text:p text:style-name="P9">$<text:span text:style-name="T9">10</text:span>-04</text:p>
          </table:table-cell>
        </table:table-row>
        <table:table-row>
          <table:table-cell table:style-name="t10.A3" office:value-type="string">
            <text:p text:style-name="P7">Результат измерения плотности потока в поверяемой точке</text:p>
            <text:p text:style-name="P4"><text:span text:style-name="T27"></text:span><text:span text:style-name="T20">np</text:span><text:span text:style-name="T19">i</text:span>, <text:span text:style-name="T17">с</text:span><text:span text:style-name="T12">-1</text:span><text:span text:style-name="T17">см</text:span><text:span text:style-name="T12">-2</text:span></text:p>
          </table:table-cell>
          <table:table-cell table:style-name="t10.B3" office:value-type="string">
            <text:p text:style-name="P6"/>
          </table:table-cell>
          <table:table-cell table:style-name="t10.B3" office:value-type="string">
            <text:p text:style-name="P9">$10-21</text:p>
          </table:table-cell>
          <table:table-cell table:style-name="t10.B3" office:value-type="string">
            <text:p text:style-name="P9">$10-22</text:p>
          </table:table-cell>
          <table:table-cell table:style-name="t10.B3" office:value-type="string">
            <text:p text:style-name="P9">$10-23</text:p>
          </table:table-cell>
          <table:table-cell table:style-name="t10.F3" office:value-type="string">
            <text:p text:style-name="P9">$10-24</text:p>
          </table:table-cell>
        </table:table-row>
        <table:table-row>
          <table:table-cell table:style-name="t10.A3" office:value-type="string">
            <text:p text:style-name="P7">Основная относительная погрешность измерения, <text:span text:style-name="T29">Δ</text:span><text:span text:style-name="T7">i</text:span>%</text:p>
          </table:table-cell>
          <table:table-cell table:style-name="t10.B3" office:value-type="string">
            <text:p text:style-name="P6"/>
          </table:table-cell>
          <table:table-cell table:style-name="t10.B3" office:value-type="string">
            <text:p text:style-name="P9">$10-31</text:p>
          </table:table-cell>
          <table:table-cell table:style-name="t10.B3" office:value-type="string">
            <text:p text:style-name="P9">$10-32</text:p>
          </table:table-cell>
          <table:table-cell table:style-name="t10.B3" office:value-type="string">
            <text:p text:style-name="P9">$10-33</text:p>
          </table:table-cell>
          <table:table-cell table:style-name="t10.F3" office:value-type="string">
            <text:p text:style-name="P9">$10-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29">Δ</text:span><text:span text:style-name="T7">i</text:span>, %</text:p>
          </table:table-cell>
          <table:table-cell table:style-name="t10.B3" office:value-type="string">
            <text:p text:style-name="P6"/>
            <text:p text:style-name="P5"/>
          </table:table-cell>
          <table:table-cell table:style-name="t10.B3" office:value-type="string">
            <text:p text:style-name="P9">$10-41</text:p>
          </table:table-cell>
          <table:table-cell table:style-name="t10.B3" office:value-type="string">
            <text:p text:style-name="P9">$10-42</text:p>
          </table:table-cell>
          <table:table-cell table:style-name="t10.B3" office:value-type="string">
            <text:p text:style-name="P9">$10-43</text:p>
          </table:table-cell>
          <table:table-cell table:style-name="t10.F3" office:value-type="string">
            <text:p text:style-name="P9">$10-44</text:p>
          </table:table-cell>
        </table:table-row>
        <table:table-row table:style-name="t10.8">
          <table:table-cell table:style-name="t10.A8" office:value-type="string">
            <text:p text:style-name="P7">Предел основной относительной погрешности <text:span text:style-name="T29">Δ,</text:span> %, <text:line-break/>не более</text:p>
          </table:table-cell>
          <table:table-cell table:style-name="t10.B8" office:value-type="string">
            <text:p text:style-name="P6"/>
          </table:table-cell>
          <table:table-cell table:style-name="t10.C8" table:number-columns-spanned="4" office:value-type="string">
            <text:p text:style-name="P6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11" table:style-name="t11">
        <table:table-column table:style-name="t11.A" table:number-columns-repeated="3"/>
        <table:table-column table:style-name="t11.D"/>
        <text:soft-page-break/>
        <table:table-row>
          <table:table-cell table:style-name="t11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А-01 зав. №<text:span text:style-name="T11"> </text:span><text:span text:style-name="T4">16687</text:span>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26">Плотность потока в контрольной точке <text:span text:style-name="T25"></text:span><text:span text:style-name="T17">0</text:span><text:span text:style-name="T18">i</text:span>,</text:p>
            <text:p text:style-name="P26"><text:s/>мин<text:span text:style-name="T12">-1</text:span>·см<text:span text:style-name="T12">-2</text:span></text:p>
          </table:table-cell>
          <table:table-cell table:style-name="t11.B2" table:number-rows-spanned="2" office:value-type="string">
            <text:p text:style-name="P26">Измерение <text:span text:style-name="T9">плотности потока</text:span> в контрольной точке, <text:span text:style-name="T15"></text:span><text:span text:style-name="T18">i</text:span>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float" office:value="78.3">
            <text:p text:style-name="P27">78.3</text:p>
          </table:table-cell>
          <table:table-cell table:style-name="t11.B4" office:value-type="string">
            <text:p text:style-name="P2">$<text:span text:style-name="T9">11</text:span>-00</text:p>
          </table:table-cell>
          <table:table-cell table:style-name="t11.B4" office:value-type="string">
            <text:p text:style-name="P2">$<text:span text:style-name="T9">11</text:span>-10</text:p>
          </table:table-cell>
          <table:table-cell table:style-name="t11.D4" table:number-rows-spanned="4" office:value-type="string">
            <text:p text:style-name="P1"><text:span text:style-name="T16"></text:span>20</text:p>
          </table:table-cell>
        </table:table-row>
        <table:table-row>
          <table:table-cell table:style-name="t11.A4" office:value-type="float" office:value="743">
            <text:p text:style-name="P27">743</text:p>
          </table:table-cell>
          <table:table-cell table:style-name="t11.B4" office:value-type="string">
            <text:p text:style-name="P2">$<text:span text:style-name="T9">11</text:span>-01</text:p>
          </table:table-cell>
          <table:table-cell table:style-name="t11.B4" office:value-type="string">
            <text:p text:style-name="P2">$<text:span text:style-name="T9">11</text:span>-11</text:p>
          </table:table-cell>
          <table:covered-table-cell/>
        </table:table-row>
        <table:table-row>
          <table:table-cell table:style-name="t11.A4" office:value-type="float" office:value="6300">
            <text:p text:style-name="P27">6300</text:p>
          </table:table-cell>
          <table:table-cell table:style-name="t11.B4" office:value-type="string">
            <text:p text:style-name="P2">$<text:span text:style-name="T9">11</text:span>-02</text:p>
          </table:table-cell>
          <table:table-cell table:style-name="t11.B4" office:value-type="string">
            <text:p text:style-name="P2">$<text:span text:style-name="T9">11</text:span>-12</text:p>
          </table:table-cell>
          <table:covered-table-cell/>
        </table:table-row>
        <table:table-row table:style-name="t11.7">
          <table:table-cell table:style-name="t11.A7" office:value-type="float" office:value="62100">
            <text:p text:style-name="P27">62100</text:p>
          </table:table-cell>
          <table:table-cell table:style-name="t11.B7" office:value-type="string">
            <text:p text:style-name="P2">$<text:span text:style-name="T9">11</text:span>-03</text:p>
          </table:table-cell>
          <table:table-cell table:style-name="t11.B7" office:value-type="string">
            <text:p text:style-name="P2">$<text:span text:style-name="T9">11</text:span>-13</text:p>
          </table:table-cell>
          <table:covered-table-cell/>
        </table:table-row>
      </table:table>
      <text:p text:style-name="Standard"/>
      <text:p text:style-name="Standard"/>
      <table:table table:name="t12" table:style-name="t12">
        <table:table-column table:style-name="t12.A" table:number-columns-repeated="3"/>
        <table:table-column table:style-name="t12.D"/>
        <table:table-row>
          <table:table-cell table:style-name="t12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А-02 зав. №<text:span text:style-name="T11"> </text:span><text:span text:style-name="T4">16687</text:span>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26">Плотность потока в контрольной точке <text:span text:style-name="T25"></text:span><text:span text:style-name="T17">0</text:span><text:span text:style-name="T18">i</text:span>,</text:p>
            <text:p text:style-name="P26"><text:s/>мин<text:span text:style-name="T12">-1</text:span>·см<text:span text:style-name="T12">-2</text:span></text:p>
          </table:table-cell>
          <table:table-cell table:style-name="t12.B2" table:number-rows-spanned="2" office:value-type="string">
            <text:p text:style-name="P26">Измерение <text:span text:style-name="T9">плотности потока</text:span> в контрольной точке, <text:span text:style-name="T15"></text:span><text:span text:style-name="T18">i</text:span>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27">7<text:span text:style-name="T1">4</text:span>,<text:span text:style-name="T1">4</text:span></text:p>
          </table:table-cell>
          <table:table-cell table:style-name="t12.B4" office:value-type="string">
            <text:p text:style-name="P2">$<text:span text:style-name="T9">12</text:span>-00</text:p>
          </table:table-cell>
          <table:table-cell table:style-name="t12.B4" office:value-type="string">
            <text:p text:style-name="P2">$<text:span text:style-name="T9">12</text:span>-10</text:p>
          </table:table-cell>
          <table:table-cell table:style-name="t12.D4" table:number-rows-spanned="4" office:value-type="string">
            <text:p text:style-name="P1"><text:span text:style-name="T26"></text:span>20</text:p>
          </table:table-cell>
        </table:table-row>
        <table:table-row>
          <table:table-cell table:style-name="t12.A5" office:value-type="float" office:value="630">
            <text:p text:style-name="P29">630</text:p>
          </table:table-cell>
          <table:table-cell table:style-name="t12.B4" office:value-type="string">
            <text:p text:style-name="P2">$<text:span text:style-name="T9">12</text:span>-01</text:p>
          </table:table-cell>
          <table:table-cell table:style-name="t12.B4" office:value-type="string">
            <text:p text:style-name="P2">$<text:span text:style-name="T9">12</text:span>-11</text:p>
          </table:table-cell>
          <table:covered-table-cell/>
        </table:table-row>
        <table:table-row>
          <table:table-cell table:style-name="t12.A5" office:value-type="float" office:value="5140">
            <text:p text:style-name="P29">5140</text:p>
          </table:table-cell>
          <table:table-cell table:style-name="t12.B4" office:value-type="string">
            <text:p text:style-name="P2">$<text:span text:style-name="T9">12</text:span>-02</text:p>
          </table:table-cell>
          <table:table-cell table:style-name="t12.B4" office:value-type="string">
            <text:p text:style-name="P2">$<text:span text:style-name="T9">12</text:span>-12</text:p>
          </table:table-cell>
          <table:covered-table-cell/>
        </table:table-row>
        <table:table-row table:style-name="t12.7">
          <table:table-cell table:style-name="t12.A7" office:value-type="float" office:value="35600">
            <text:p text:style-name="P29">35600</text:p>
          </table:table-cell>
          <table:table-cell table:style-name="t12.B7" office:value-type="string">
            <text:p text:style-name="P2">$<text:span text:style-name="T9">12</text:span>-03</text:p>
          </table:table-cell>
          <table:table-cell table:style-name="t12.B7" office:value-type="string">
            <text:p text:style-name="P2">$<text:span text:style-name="T9">12</text:span>-13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13" table:style-name="t13">
        <table:table-column table:style-name="t13.A" table:number-columns-repeated="3"/>
        <table:table-column table:style-name="t13.D"/>
        <text:soft-page-break/>
        <table:table-row>
          <table:table-cell table:style-name="t13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Б-01 зав. №<text:span text:style-name="T11"> </text:span><text:span text:style-name="T4">16687</text:span>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26">Плотность потока в контрольной точке <text:span text:style-name="T25"></text:span><text:span text:style-name="T17">0</text:span><text:span text:style-name="T18">i</text:span>,</text:p>
            <text:p text:style-name="P26"><text:s/>мин<text:span text:style-name="T12">-1</text:span>·см<text:span text:style-name="T12">-2</text:span></text:p>
          </table:table-cell>
          <table:table-cell table:style-name="t13.B2" table:number-rows-spanned="2" office:value-type="string">
            <text:p text:style-name="P26">Измерение <text:span text:style-name="T9">плотности потока</text:span> в контрольной точке, <text:span text:style-name="T15"></text:span><text:span text:style-name="T18">i</text:span>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float" office:value="102">
            <text:p text:style-name="P29">102</text:p>
          </table:table-cell>
          <table:table-cell table:style-name="t13.B4" office:value-type="string">
            <text:p text:style-name="P2">$<text:span text:style-name="T9">13</text:span>-00</text:p>
          </table:table-cell>
          <table:table-cell table:style-name="t13.B4" office:value-type="string">
            <text:p text:style-name="P2">$<text:span text:style-name="T9">13</text:span>-10</text:p>
          </table:table-cell>
          <table:table-cell table:style-name="t13.D4" table:number-rows-spanned="6" office:value-type="string">
            <text:p text:style-name="P1"><text:span text:style-name="T16"></text:span>20</text:p>
          </table:table-cell>
        </table:table-row>
        <table:table-row>
          <table:table-cell table:style-name="t13.A4" office:value-type="float" office:value="236">
            <text:p text:style-name="P29">236</text:p>
          </table:table-cell>
          <table:table-cell table:style-name="t13.B4" office:value-type="string">
            <text:p text:style-name="P2">$<text:span text:style-name="T9">13</text:span>-01</text:p>
          </table:table-cell>
          <table:table-cell table:style-name="t13.B4" office:value-type="string">
            <text:p text:style-name="P2">$<text:span text:style-name="T9">13</text:span>-11</text:p>
          </table:table-cell>
          <table:covered-table-cell/>
        </table:table-row>
        <table:table-row>
          <table:table-cell table:style-name="t13.A4" office:value-type="float" office:value="6080">
            <text:p text:style-name="P29">6080</text:p>
          </table:table-cell>
          <table:table-cell table:style-name="t13.B4" office:value-type="string">
            <text:p text:style-name="P2">$<text:span text:style-name="T9">13</text:span>-02</text:p>
          </table:table-cell>
          <table:table-cell table:style-name="t13.B4" office:value-type="string">
            <text:p text:style-name="P2">$<text:span text:style-name="T9">13</text:span>-12</text:p>
          </table:table-cell>
          <table:covered-table-cell/>
        </table:table-row>
        <table:table-row>
          <table:table-cell table:style-name="t13.A7" office:value-type="string">
            <text:p text:style-name="P29"><text:span text:style-name="T9">5</text:span>3500</text:p>
          </table:table-cell>
          <table:table-cell table:style-name="t13.B4" office:value-type="string">
            <text:p text:style-name="P2">$<text:span text:style-name="T9">13</text:span>-0<text:span text:style-name="T9">3</text:span></text:p>
          </table:table-cell>
          <table:table-cell table:style-name="t13.B4" office:value-type="string">
            <text:p text:style-name="P2">$<text:span text:style-name="T9">13</text:span>-1<text:span text:style-name="T9">3</text:span></text:p>
          </table:table-cell>
          <table:covered-table-cell/>
        </table:table-row>
        <table:table-row>
          <table:table-cell table:style-name="t13.A4" office:value-type="float" office:value="154300">
            <text:p text:style-name="P29">154300</text:p>
          </table:table-cell>
          <table:table-cell table:style-name="t13.B4" office:value-type="string">
            <text:p text:style-name="P2">$<text:span text:style-name="T9">13</text:span>-0<text:span text:style-name="T9">4</text:span></text:p>
          </table:table-cell>
          <table:table-cell table:style-name="t13.B4" office:value-type="string">
            <text:p text:style-name="P2">$<text:span text:style-name="T9">13</text:span>-1<text:span text:style-name="T9">4</text:span></text:p>
          </table:table-cell>
          <table:covered-table-cell/>
        </table:table-row>
        <table:table-row table:style-name="t13.9">
          <table:table-cell table:style-name="t13.A9" office:value-type="float" office:value="383600">
            <text:p text:style-name="P29">383600</text:p>
          </table:table-cell>
          <table:table-cell table:style-name="t13.B9" office:value-type="string">
            <text:p text:style-name="P2">$<text:span text:style-name="T9">13</text:span>-0<text:span text:style-name="T9">5</text:span></text:p>
          </table:table-cell>
          <table:table-cell table:style-name="t13.B9" office:value-type="string">
            <text:p text:style-name="P2">$<text:span text:style-name="T9">13</text:span>-1<text:span text:style-name="T9">5</text:span></text:p>
          </table:table-cell>
          <table:covered-table-cell/>
        </table:table-row>
      </table:table>
      <text:p text:style-name="Standard"/>
      <text:p text:style-name="Standard"/>
      <table:table table:name="t14" table:style-name="t14">
        <table:table-column table:style-name="t14.A" table:number-columns-repeated="3"/>
        <table:table-column table:style-name="t14.D"/>
        <table:table-row>
          <table:table-cell table:style-name="t14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Б-02 зав. №<text:span text:style-name="T11"> </text:span><text:span text:style-name="T4">16687</text:span>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26">Плотность потока в контрольной точке <text:span text:style-name="T25"></text:span><text:span text:style-name="T17">0</text:span><text:span text:style-name="T18">i</text:span>,</text:p>
            <text:p text:style-name="P26"><text:s/>мин<text:span text:style-name="T12">-1</text:span>·см<text:span text:style-name="T12">-2</text:span></text:p>
          </table:table-cell>
          <table:table-cell table:style-name="t14.B2" table:number-rows-spanned="2" office:value-type="string">
            <text:p text:style-name="P26">Измерение <text:span text:style-name="T9">плотности потока</text:span> в контрольной точке, <text:span text:style-name="T15"></text:span><text:span text:style-name="T18">i</text:span>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27"><text:span text:style-name="T1">14</text:span>,2</text:p>
          </table:table-cell>
          <table:table-cell table:style-name="t14.B4" office:value-type="string">
            <text:p text:style-name="P2">$<text:span text:style-name="T9">14</text:span>-00</text:p>
          </table:table-cell>
          <table:table-cell table:style-name="t14.B4" office:value-type="string">
            <text:p text:style-name="P2">$<text:span text:style-name="T9">14</text:span>-10</text:p>
          </table:table-cell>
          <table:table-cell table:style-name="t14.D4" table:number-rows-spanned="5" office:value-type="string">
            <text:p text:style-name="P1"><text:span text:style-name="T16"></text:span>20</text:p>
          </table:table-cell>
        </table:table-row>
        <table:table-row>
          <table:table-cell table:style-name="t14.A5" office:value-type="float" office:value="74.4">
            <text:p text:style-name="P27">74.4</text:p>
          </table:table-cell>
          <table:table-cell table:style-name="t14.B4" office:value-type="string">
            <text:p text:style-name="P2">$<text:span text:style-name="T9">14</text:span>-01</text:p>
          </table:table-cell>
          <table:table-cell table:style-name="t14.B4" office:value-type="string">
            <text:p text:style-name="P2">$<text:span text:style-name="T9">14</text:span>-11</text:p>
          </table:table-cell>
          <table:covered-table-cell/>
        </table:table-row>
        <table:table-row>
          <table:table-cell table:style-name="t14.A5" office:value-type="float" office:value="514">
            <text:p text:style-name="P29">514</text:p>
          </table:table-cell>
          <table:table-cell table:style-name="t14.B4" office:value-type="string">
            <text:p text:style-name="P2">$<text:span text:style-name="T9">14</text:span>-02</text:p>
          </table:table-cell>
          <table:table-cell table:style-name="t14.B4" office:value-type="string">
            <text:p text:style-name="P2">$<text:span text:style-name="T9">14</text:span>-12</text:p>
          </table:table-cell>
          <table:covered-table-cell/>
        </table:table-row>
        <table:table-row>
          <table:table-cell table:style-name="t14.A5" office:value-type="float" office:value="6290">
            <text:p text:style-name="P27">6290</text:p>
          </table:table-cell>
          <table:table-cell table:style-name="t14.B4" office:value-type="string">
            <text:p text:style-name="P2">$<text:span text:style-name="T9">14</text:span>-03</text:p>
          </table:table-cell>
          <table:table-cell table:style-name="t14.B4" office:value-type="string">
            <text:p text:style-name="P2">$<text:span text:style-name="T9">14</text:span>-13</text:p>
          </table:table-cell>
          <table:covered-table-cell/>
        </table:table-row>
        <table:table-row table:style-name="t14.8">
          <table:table-cell table:style-name="t14.A8" office:value-type="string">
            <text:p text:style-name="P29"><text:span text:style-name="T9">568</text:span>00</text:p>
          </table:table-cell>
          <table:table-cell table:style-name="t14.B8" office:value-type="string">
            <text:p text:style-name="P2">$<text:span text:style-name="T9">14</text:span>-04</text:p>
          </table:table-cell>
          <table:table-cell table:style-name="t14.B8" office:value-type="string">
            <text:p text:style-name="P2">$<text:span text:style-name="T9">14</text:span>-14</text:p>
          </table:table-cell>
          <table:covered-table-cell/>
        </table:table-row>
      </table:table>
      <text:p text:style-name="Standard"/>
      <text:p text:style-name="Standard"/>
      <table:table table:name="t15" table:style-name="t15">
        <table:table-column table:style-name="t15.A" table:number-columns-repeated="3"/>
        <table:table-column table:style-name="t15.D"/>
        <text:soft-page-break/>
        <table:table-row>
          <table:table-cell table:style-name="t15.A1" table:number-columns-spanned="4" office:value-type="string">
            <text:p text:style-name="P14">Проверка основной относительной погрешности измерения мощности дозы с УД БОИ-1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20">Мощность дозы в контрольной точке</text:p>
          </table:table-cell>
          <table:table-cell table:style-name="t15.B2" table:number-rows-spanned="2" office:value-type="string">
            <text:p text:style-name="P11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28"><text:span text:style-name="T1">2</text:span>0,0 мкЗв/ч</text:p>
          </table:table-cell>
          <table:table-cell table:style-name="t15.B4" office:value-type="string">
            <text:p text:style-name="P2">$<text:span text:style-name="T9">15</text:span>-00</text:p>
          </table:table-cell>
          <table:table-cell table:style-name="t15.B4" office:value-type="string">
            <text:p text:style-name="P2">$<text:span text:style-name="T9">15</text:span>-<text:span text:style-name="T9">10</text:span></text:p>
          </table:table-cell>
          <table:table-cell table:style-name="t15.D4" table:number-rows-spanned="5" office:value-type="string">
            <text:p text:style-name="P1"><text:span text:style-name="T26"></text:span> <text:span text:style-name="T1">20</text:span></text:p>
          </table:table-cell>
        </table:table-row>
        <table:table-row>
          <table:table-cell table:style-name="t15.A4" office:value-type="string">
            <text:p text:style-name="P28">70,0 мкЗв/ч</text:p>
          </table:table-cell>
          <table:table-cell table:style-name="t15.B4" office:value-type="string">
            <text:p text:style-name="P2">$<text:span text:style-name="T9">15</text:span>-0<text:span text:style-name="T9">1</text:span></text:p>
          </table:table-cell>
          <table:table-cell table:style-name="t15.B4" office:value-type="string">
            <text:p text:style-name="P2">$<text:span text:style-name="T9">15</text:span>-<text:span text:style-name="T9">11</text:span></text:p>
          </table:table-cell>
          <table:covered-table-cell/>
        </table:table-row>
        <table:table-row>
          <table:table-cell table:style-name="t15.A4" office:value-type="string">
            <text:p text:style-name="P28">0,<text:span text:style-name="T1">7</text:span> мЗв/ч</text:p>
          </table:table-cell>
          <table:table-cell table:style-name="t15.B4" office:value-type="string">
            <text:p text:style-name="P2">$<text:span text:style-name="T9">15</text:span>-0<text:span text:style-name="T9">2</text:span></text:p>
          </table:table-cell>
          <table:table-cell table:style-name="t15.B4" office:value-type="string">
            <text:p text:style-name="P2">$<text:span text:style-name="T9">15</text:span>-<text:span text:style-name="T9">12</text:span></text:p>
          </table:table-cell>
          <table:covered-table-cell/>
        </table:table-row>
        <table:table-row>
          <table:table-cell table:style-name="t15.A4" office:value-type="string">
            <text:p text:style-name="P28">7,0 мЗв/ч</text:p>
          </table:table-cell>
          <table:table-cell table:style-name="t15.B4" office:value-type="string">
            <text:p text:style-name="P2">$<text:span text:style-name="T9">15</text:span>-0<text:span text:style-name="T9">3</text:span></text:p>
          </table:table-cell>
          <table:table-cell table:style-name="t15.B4" office:value-type="string">
            <text:p text:style-name="P2">$<text:span text:style-name="T9">15</text:span>-<text:span text:style-name="T9">13</text:span></text:p>
          </table:table-cell>
          <table:covered-table-cell/>
        </table:table-row>
        <table:table-row table:style-name="t15.8">
          <table:table-cell table:style-name="t15.A8" office:value-type="string">
            <text:p text:style-name="P28"><text:span text:style-name="T1">70</text:span> мЗв/ч</text:p>
          </table:table-cell>
          <table:table-cell table:style-name="t15.B8" office:value-type="string">
            <text:p text:style-name="P2">$<text:span text:style-name="T9">15</text:span>-0<text:span text:style-name="T9">4</text:span></text:p>
          </table:table-cell>
          <table:table-cell table:style-name="t15.B8" office:value-type="string">
            <text:p text:style-name="P2">$<text:span text:style-name="T9">15</text:span>-<text:span text:style-name="T9">14</text:span></text:p>
          </table:table-cell>
          <table:covered-table-cell/>
        </table:table-row>
      </table:table>
      <text:p text:style-name="Standard"/>
      <text:p text:style-name="Standard"/>
      <table:table table:name="t16" table:style-name="t16">
        <table:table-column table:style-name="t16.A" table:number-columns-repeated="3"/>
        <table:table-column table:style-name="t16.D"/>
        <table:table-row>
          <table:table-cell table:style-name="t16.A1" table:number-columns-spanned="4" office:value-type="string">
            <text:p text:style-name="P14">Проверка основной относительной погрешности измерения мощности дозы с УД БОИ-2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19">Мощность дозы в контрольной точке</text:p>
          </table:table-cell>
          <table:table-cell table:style-name="t16.B2" table:number-rows-spanned="2" office:value-type="string">
            <text:p text:style-name="P11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28"><text:span text:style-name="T1">2</text:span>0,0 мкЗв/ч</text:p>
          </table:table-cell>
          <table:table-cell table:style-name="t16.B4" office:value-type="string">
            <text:p text:style-name="P2">$<text:span text:style-name="T9">16</text:span>-00</text:p>
          </table:table-cell>
          <table:table-cell table:style-name="t16.B4" office:value-type="string">
            <text:p text:style-name="P2">$<text:span text:style-name="T9">16</text:span>-10</text:p>
          </table:table-cell>
          <table:table-cell table:style-name="t16.D4" table:number-rows-spanned="5" office:value-type="string">
            <text:p text:style-name="P1"><text:span text:style-name="T5"></text:span><text:span text:style-name="T1"> 20</text:span></text:p>
          </table:table-cell>
        </table:table-row>
        <table:table-row>
          <table:table-cell table:style-name="t16.A4" office:value-type="string">
            <text:p text:style-name="P28">70,0 мкЗв/ч</text:p>
          </table:table-cell>
          <table:table-cell table:style-name="t16.B4" office:value-type="string">
            <text:p text:style-name="P2">$<text:span text:style-name="T9">16</text:span>-01</text:p>
          </table:table-cell>
          <table:table-cell table:style-name="t16.B4" office:value-type="string">
            <text:p text:style-name="P2">$<text:span text:style-name="T9">16</text:span>-11</text:p>
          </table:table-cell>
          <table:covered-table-cell/>
        </table:table-row>
        <table:table-row>
          <table:table-cell table:style-name="t16.A4" office:value-type="string">
            <text:p text:style-name="P28">0,<text:span text:style-name="T1">7</text:span> мЗв/ч</text:p>
          </table:table-cell>
          <table:table-cell table:style-name="t16.B4" office:value-type="string">
            <text:p text:style-name="P2">$<text:span text:style-name="T9">16</text:span>-02</text:p>
          </table:table-cell>
          <table:table-cell table:style-name="t16.B4" office:value-type="string">
            <text:p text:style-name="P2">$<text:span text:style-name="T9">16</text:span>-12</text:p>
          </table:table-cell>
          <table:covered-table-cell/>
        </table:table-row>
        <table:table-row>
          <table:table-cell table:style-name="t16.A4" office:value-type="string">
            <text:p text:style-name="P28">7,0 мЗв/ч</text:p>
          </table:table-cell>
          <table:table-cell table:style-name="t16.B4" office:value-type="string">
            <text:p text:style-name="P2">$<text:span text:style-name="T9">16</text:span>-03</text:p>
          </table:table-cell>
          <table:table-cell table:style-name="t16.B4" office:value-type="string">
            <text:p text:style-name="P2">$<text:span text:style-name="T9">16</text:span>-13</text:p>
          </table:table-cell>
          <table:covered-table-cell/>
        </table:table-row>
        <table:table-row table:style-name="t16.8">
          <table:table-cell table:style-name="t16.A8" office:value-type="string">
            <text:p text:style-name="P28"><text:span text:style-name="T1">70</text:span> мЗв/ч</text:p>
          </table:table-cell>
          <table:table-cell table:style-name="t16.B8" office:value-type="string">
            <text:p text:style-name="P2">$<text:span text:style-name="T9">16</text:span>-04</text:p>
          </table:table-cell>
          <table:table-cell table:style-name="t16.B8" office:value-type="string">
            <text:p text:style-name="P2">$<text:span text:style-name="T9">16</text:span>-14</text:p>
          </table:table-cell>
          <table:covered-table-cell/>
        </table:table-row>
      </table:table>
      <text:p text:style-name="Standard"/>
      <table:table table:name="t17" table:style-name="t17">
        <table:table-column table:style-name="t17.A" table:number-columns-repeated="3"/>
        <table:table-column table:style-name="t17.D"/>
        <table:table-row>
          <table:table-cell table:style-name="t17.A1" table:number-columns-spanned="4" office:value-type="string">
            <text:p text:style-name="P14">Проверка основной относительной погрешности измерения мощности дозы с УД БОИ-4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19">Мощность дозы в контрольной точке</text:p>
          </table:table-cell>
          <table:table-cell table:style-name="t17.B2" table:number-rows-spanned="2" office:value-type="string">
            <text:p text:style-name="P11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28">70,0 мкЗв/ч</text:p>
          </table:table-cell>
          <table:table-cell table:style-name="t17.B4" office:value-type="string">
            <text:p text:style-name="P2">$<text:span text:style-name="T9">17</text:span>-00</text:p>
          </table:table-cell>
          <table:table-cell table:style-name="t17.B4" office:value-type="string">
            <text:p text:style-name="P2">$<text:span text:style-name="T9">17</text:span>-10</text:p>
          </table:table-cell>
          <table:table-cell table:style-name="t17.D4" table:number-rows-spanned="4" office:value-type="string">
            <text:p text:style-name="P1"><text:span text:style-name="T26"></text:span> <text:span text:style-name="T1">20</text:span></text:p>
          </table:table-cell>
        </table:table-row>
        <table:table-row>
          <table:table-cell table:style-name="t17.A4" office:value-type="string">
            <text:p text:style-name="P28">0,<text:span text:style-name="T1">7</text:span> мЗв/ч</text:p>
          </table:table-cell>
          <table:table-cell table:style-name="t17.B4" office:value-type="string">
            <text:p text:style-name="P2">$<text:span text:style-name="T9">17</text:span>-01</text:p>
          </table:table-cell>
          <table:table-cell table:style-name="t17.B4" office:value-type="string">
            <text:p text:style-name="P2">$<text:span text:style-name="T9">17</text:span>-11</text:p>
          </table:table-cell>
          <table:covered-table-cell/>
        </table:table-row>
        <table:table-row>
          <table:table-cell table:style-name="t17.A4" office:value-type="string">
            <text:p text:style-name="P28">7,0 мЗв/ч</text:p>
          </table:table-cell>
          <table:table-cell table:style-name="t17.B4" office:value-type="string">
            <text:p text:style-name="P2">$<text:span text:style-name="T9">17</text:span>-02</text:p>
          </table:table-cell>
          <table:table-cell table:style-name="t17.B4" office:value-type="string">
            <text:p text:style-name="P2">$<text:span text:style-name="T9">17</text:span>-12</text:p>
          </table:table-cell>
          <table:covered-table-cell/>
        </table:table-row>
        <table:table-row table:style-name="t17.7">
          <table:table-cell table:style-name="t17.A7" office:value-type="string">
            <text:p text:style-name="P28"><text:span text:style-name="T1">70</text:span> мЗв/ч</text:p>
          </table:table-cell>
          <table:table-cell table:style-name="t17.B7" office:value-type="string">
            <text:p text:style-name="P2">$<text:span text:style-name="T9">17</text:span>-03</text:p>
          </table:table-cell>
          <table:table-cell table:style-name="t17.B7" office:value-type="string">
            <text:p text:style-name="P2">$<text:span text:style-name="T9">17</text:span>-13</text:p>
          </table:table-cell>
          <table:covered-table-cell/>
        </table:table-row>
      </table:table>
      <text:p text:style-name="Standard"/>
      <text:p text:style-name="Standard"><text:soft-page-break/></text:p>
      <table:table table:name="t18" table:style-name="t18">
        <table:table-column table:style-name="t18.A" table:number-columns-repeated="3"/>
        <table:table-column table:style-name="t18.D"/>
        <table:table-row>
          <table:table-cell table:style-name="t18.A1" table:number-columns-spanned="4" office:value-type="string">
            <text:p text:style-name="P14">Проверка основной относительной погрешности измерения мощности дозы с блоком БДКР-01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19">Мощность дозы в контрольной точке</text:p>
          </table:table-cell>
          <table:table-cell table:style-name="t18.B2" table:number-rows-spanned="2" office:value-type="string">
            <text:p text:style-name="P11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28"><text:span text:style-name="T9">0,07</text:span> мкЗв/ч</text:p>
          </table:table-cell>
          <table:table-cell table:style-name="t18.B4" office:value-type="string">
            <text:p text:style-name="P2">$<text:span text:style-name="T9">18</text:span>-00</text:p>
          </table:table-cell>
          <table:table-cell table:style-name="t18.B4" office:value-type="string">
            <text:p text:style-name="P2">$<text:span text:style-name="T9">18</text:span>-10</text:p>
          </table:table-cell>
          <table:table-cell table:style-name="t18.D4" table:number-rows-spanned="4" office:value-type="string">
            <text:p text:style-name="P1"><text:span text:style-name="T26"></text:span> <text:span text:style-name="T1">20</text:span></text:p>
          </table:table-cell>
        </table:table-row>
        <table:table-row>
          <table:table-cell table:style-name="t18.A4" office:value-type="string">
            <text:p text:style-name="P28"><text:span text:style-name="T9">0,7</text:span> мкЗв/ч</text:p>
          </table:table-cell>
          <table:table-cell table:style-name="t18.B4" office:value-type="string">
            <text:p text:style-name="P2">$<text:span text:style-name="T9">18</text:span>-01</text:p>
          </table:table-cell>
          <table:table-cell table:style-name="t18.B4" office:value-type="string">
            <text:p text:style-name="P2">$<text:span text:style-name="T9">18</text:span>-11</text:p>
          </table:table-cell>
          <table:covered-table-cell/>
        </table:table-row>
        <table:table-row>
          <table:table-cell table:style-name="t18.A4" office:value-type="string">
            <text:p text:style-name="P28"><text:span text:style-name="T9">7</text:span> мкЗв/ч</text:p>
          </table:table-cell>
          <table:table-cell table:style-name="t18.B4" office:value-type="string">
            <text:p text:style-name="P2">$<text:span text:style-name="T9">18</text:span>-02</text:p>
          </table:table-cell>
          <table:table-cell table:style-name="t18.B4" office:value-type="string">
            <text:p text:style-name="P2">$<text:span text:style-name="T9">18</text:span>-12</text:p>
          </table:table-cell>
          <table:covered-table-cell/>
        </table:table-row>
        <table:table-row table:style-name="t18.7">
          <table:table-cell table:style-name="t18.A7" office:value-type="string">
            <text:p text:style-name="P28"><text:span text:style-name="T9">70</text:span> мкЗв/ч</text:p>
          </table:table-cell>
          <table:table-cell table:style-name="t18.B7" office:value-type="string">
            <text:p text:style-name="P2">$<text:span text:style-name="T9">18</text:span>-03</text:p>
          </table:table-cell>
          <table:table-cell table:style-name="t18.B7" office:value-type="string">
            <text:p text:style-name="P2">$<text:span text:style-name="T9">18</text:span>-13</text:p>
          </table:table-cell>
          <table:covered-table-cell/>
        </table:table-row>
      </table:table>
      <text:p text:style-name="Standard"/>
      <text:p text:style-name="Standard"/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14">Проверка основной относительной погрешности измерения плотности потока альфа излучения БДПС-02 зав. №<text:span text:style-name="T11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26">Плотность потока в контрольной точке <text:span text:style-name="T25"></text:span><text:span text:style-name="T17">0</text:span><text:span text:style-name="T18">i</text:span>,</text:p>
            <text:p text:style-name="P26"><text:s/>мин<text:span text:style-name="T12">-1</text:span>·см<text:span text:style-name="T12">-2</text:span></text:p>
          </table:table-cell>
          <table:table-cell table:style-name="t19.B2" table:number-rows-spanned="2" office:value-type="string">
            <text:p text:style-name="P26">Измерение <text:span text:style-name="T9">плотности потока</text:span> в контрольной точке, <text:span text:style-name="T15"></text:span><text:span text:style-name="T18">i</text:span>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float" office:value="58.3">
            <text:p text:style-name="P27">58.3</text:p>
          </table:table-cell>
          <table:table-cell table:style-name="t19.B4" office:value-type="string">
            <text:p text:style-name="P2">$<text:span text:style-name="T9">19</text:span>-00</text:p>
          </table:table-cell>
          <table:table-cell table:style-name="t19.B4" office:value-type="string">
            <text:p text:style-name="P2">$<text:span text:style-name="T9">19</text:span>-10</text:p>
          </table:table-cell>
          <table:table-cell table:style-name="t19.D4" table:number-rows-spanned="5" office:value-type="string">
            <text:p text:style-name="P17"/>
          </table:table-cell>
        </table:table-row>
        <table:table-row>
          <table:table-cell table:style-name="t19.A4" office:value-type="float" office:value="743">
            <text:p text:style-name="P27">743</text:p>
          </table:table-cell>
          <table:table-cell table:style-name="t19.B4" office:value-type="string">
            <text:p text:style-name="P2">$<text:span text:style-name="T9">19</text:span>-01</text:p>
          </table:table-cell>
          <table:table-cell table:style-name="t19.B4" office:value-type="string">
            <text:p text:style-name="P2">$<text:span text:style-name="T9">19</text:span>-11</text:p>
          </table:table-cell>
          <table:covered-table-cell/>
        </table:table-row>
        <table:table-row>
          <table:table-cell table:style-name="t19.A4" office:value-type="float" office:value="6300">
            <text:p text:style-name="P27">6300</text:p>
          </table:table-cell>
          <table:table-cell table:style-name="t19.B4" office:value-type="string">
            <text:p text:style-name="P2">$<text:span text:style-name="T9">19</text:span>-02</text:p>
          </table:table-cell>
          <table:table-cell table:style-name="t19.B4" office:value-type="string">
            <text:p text:style-name="P2">$<text:span text:style-name="T9">19</text:span>-12</text:p>
          </table:table-cell>
          <table:covered-table-cell/>
        </table:table-row>
        <table:table-row>
          <table:table-cell table:style-name="t19.A4" office:value-type="float" office:value="60100">
            <text:p text:style-name="P27">60100</text:p>
          </table:table-cell>
          <table:table-cell table:style-name="t19.B4" office:value-type="string">
            <text:p text:style-name="P2">$<text:span text:style-name="T9">19</text:span>-03</text:p>
          </table:table-cell>
          <table:table-cell table:style-name="t19.B4" office:value-type="string">
            <text:p text:style-name="P2">$<text:span text:style-name="T9">19</text:span>-13</text:p>
          </table:table-cell>
          <table:covered-table-cell/>
        </table:table-row>
        <table:table-row table:style-name="t19.8">
          <table:table-cell table:style-name="t19.A8" office:value-type="float" office:value="186000">
            <text:p text:style-name="P27">186000</text:p>
          </table:table-cell>
          <table:table-cell table:style-name="t19.B8" office:value-type="string">
            <text:p text:style-name="P2">$<text:span text:style-name="T9">19</text:span>-04</text:p>
          </table:table-cell>
          <table:table-cell table:style-name="t19.B8" office:value-type="string">
            <text:p text:style-name="P2">$<text:span text:style-name="T9">19</text:span>-14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9">Определение допускаемой основной относительной погрешности измерения мощности дозы нейтронного излучения с БДКН-0<text:span text:style-name="T1">3</text:span> № <text:span text:style-name="T2">17634</text:span></text:p>
      <text:list xml:id="list7080998118375356703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4"/>
                                    </text:list-item>
                                    <text:list-item>
                                      <text:p text:style-name="P64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35">Плотность потока в поверяемой точке</text:p>
            <text:p text:style-name="P36"><text:span text:style-name="T30">H</text:span><text:span text:style-name="T37">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Таблица4.A1" office:value-type="string">
            <text:p text:style-name="P38">Фон</text:p>
            <text:p text:style-name="P44"/>
            <text:p text:style-name="P38"><text:span text:style-name="T1">R=</text:span>2<text:span text:style-name="T1">,0</text:span>м</text:p>
          </table:table-cell>
          <table:table-cell table:style-name="Таблица4.A1" office:value-type="string">
            <text:p text:style-name="P39">ИБН-<text:span text:style-name="T1">8-3</text:span></text:p>
            <text:p text:style-name="P38">№<text:span text:style-name="T1">027</text:span></text:p>
            <text:p text:style-name="P38"><text:span text:style-name="T1">R=2,0</text:span>м</text:p>
            <text:p text:style-name="P38"><text:span text:style-name="T1">B(R)=0,</text:span>866</text:p>
            <text:p text:style-name="P38"><text:span text:style-name="T30">H</text:span><text:span text:style-name="T37">*</text:span><text:span text:style-name="T39">oi</text:span><text:span text:style-name="T33">(10)</text:span><text:span text:style-name="T1">=</text:span><text:span text:style-name="T9">8,3</text:span></text:p>
            <text:p text:style-name="P33">1-10</text:p>
          </table:table-cell>
          <table:table-cell table:style-name="Таблица4.A1" office:value-type="string">
            <text:p text:style-name="P39">ИБН-<text:span text:style-name="T1">8-6</text:span></text:p>
            <text:p text:style-name="P38">№0<text:span text:style-name="T1">10</text:span></text:p>
            <text:p text:style-name="P38"><text:span text:style-name="T1">R=2,0</text:span>м</text:p>
            <text:p text:style-name="P38"><text:span text:style-name="T1">B(R)=0,</text:span>866</text:p>
            <text:p text:style-name="P38"><text:span text:style-name="T30">H</text:span><text:span text:style-name="T37">*</text:span><text:span text:style-name="T39">oi</text:span><text:span text:style-name="T33">(10)</text:span><text:span text:style-name="T1">=</text:span><text:span text:style-name="T9">80</text:span></text:p>
            <text:p text:style-name="P38">20-100</text:p>
          </table:table-cell>
          <table:table-cell table:style-name="Таблица4.A1" office:value-type="string">
            <text:p text:style-name="P51">ИБН-8-6</text:p>
            <text:p text:style-name="P50">№<text:span text:style-name="T1">010</text:span></text:p>
            <text:p text:style-name="P50"><text:span text:style-name="T1">R=1,0</text:span>м</text:p>
            <text:p text:style-name="P50"><text:span text:style-name="T1">B(R)=0,</text:span>957</text:p>
            <text:p text:style-name="P50"><text:span text:style-name="T30">H</text:span><text:span text:style-name="T37">*</text:span><text:span text:style-name="T39">oi</text:span><text:span text:style-name="T33">(10)</text:span><text:span text:style-name="T1">=</text:span><text:span text:style-name="T9">331</text:span></text:p>
            <text:p text:style-name="P50">2<text:span text:style-name="T43">·</text:span>10<text:span text:style-name="T12">2</text:span>-10<text:span text:style-name="T12">3</text:span></text:p>
          </table:table-cell>
          <table:table-cell table:style-name="Таблица4.F1" office:value-type="string">
            <text:p text:style-name="P51">ИБН-8-6</text:p>
            <text:p text:style-name="P50">№<text:span text:style-name="T1">010</text:span></text:p>
            <text:p text:style-name="P50"><text:span text:style-name="T1">R=0,5</text:span>м</text:p>
            <text:p text:style-name="P50"><text:span text:style-name="T1">B(R)=0,9</text:span>91</text:p>
            <text:p text:style-name="P50"><text:span text:style-name="T30">H</text:span><text:span text:style-name="T37">*</text:span><text:span text:style-name="T39">oi</text:span><text:span text:style-name="T33">(10)</text:span><text:span text:style-name="T1">=</text:span><text:span text:style-name="T9">1434</text:span></text:p>
            <text:p text:style-name="P50">2<text:span text:style-name="T43">·</text:span>10<text:span text:style-name="T12">3</text:span>-10<text:span text:style-name="T12">4</text:span></text:p>
          </table:table-cell>
        </table:table-row>
        <table:table-row table:style-name="Таблица4.1">
          <table:table-cell table:style-name="Таблица4.A1" office:value-type="string">
            <text:p text:style-name="P47">Показания прибора в поверяемой точке</text:p>
            <text:p text:style-name="P46"><text:span text:style-name="T31">H</text:span><text:span text:style-name="T38">*</text:span><text:span text:style-name="T40">i</text:span><text:span text:style-name="T36">(10) мкЗв/ч, </text:span></text:p>
            <text:p text:style-name="P46"><text:span text:style-name="T44">±δ</text:span><text:span text:style-name="T17">ст</text:span>, %</text:p>
            <text:p text:style-name="P46"/>
          </table:table-cell>
          <table:table-cell table:style-name="Таблица4.B2">
            <text:p text:style-name="P45"/>
          </table:table-cell>
          <table:table-cell table:style-name="Таблица4.B2">
            <text:p text:style-name="P45"/>
          </table:table-cell>
          <table:table-cell table:style-name="Таблица4.B2">
            <text:p text:style-name="P45"/>
          </table:table-cell>
          <table:table-cell table:style-name="Таблица4.B2">
            <text:p text:style-name="P45"/>
          </table:table-cell>
          <table:table-cell table:style-name="Таблица4.F2">
            <text:p text:style-name="P45"/>
          </table:table-cell>
        </table:table-row>
        <table:table-row table:style-name="Таблица4.1">
          <table:table-cell table:style-name="Таблица4.A1" office:value-type="string">
            <text:p text:style-name="P47">Среднее значение показаний</text:p>
            <text:p text:style-name="P46">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Таблица4.B3" office:value-type="string">
            <text:p text:style-name="P40">0,43</text:p>
          </table:table-cell>
          <table:table-cell table:style-name="Таблица4.B3" office:value-type="string">
            <text:p text:style-name="P40">9,77</text:p>
          </table:table-cell>
          <table:table-cell table:style-name="Таблица4.B3" office:value-type="string">
            <text:p text:style-name="P40">86,7</text:p>
          </table:table-cell>
          <table:table-cell table:style-name="Таблица4.B3" office:value-type="string">
            <text:p text:style-name="P40">337,0</text:p>
          </table:table-cell>
          <table:table-cell table:style-name="Таблица4.F3" office:value-type="string">
            <text:p text:style-name="P40">1390,0</text:p>
          </table:table-cell>
        </table:table-row>
        <table:table-row table:style-name="Таблица4.1">
          <table:table-cell table:style-name="Таблица4.A1" office:value-type="string">
            <text:p text:style-name="P47">Результат измерения мощности дозы в поверяемой точке</text:p>
            <text:p text:style-name="P46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Таблица4.B3" office:value-type="string">
            <text:p text:style-name="P37"/>
          </table:table-cell>
          <table:table-cell table:style-name="Таблица4.B3" office:value-type="string">
            <text:p text:style-name="P40">8,1</text:p>
          </table:table-cell>
          <table:table-cell table:style-name="Таблица4.B3" office:value-type="string">
            <text:p text:style-name="P40">75,1</text:p>
          </table:table-cell>
          <table:table-cell table:style-name="Таблица4.B3" office:value-type="string">
            <text:p text:style-name="P40">322,5</text:p>
          </table:table-cell>
          <table:table-cell table:style-name="Таблица4.F3" office:value-type="string">
            <text:p text:style-name="P40">1377,5</text:p>
          </table:table-cell>
        </table:table-row>
        <table:table-row table:style-name="Таблица4.1">
          <table:table-cell table:style-name="Таблица4.A1" office:value-type="string">
            <text:p text:style-name="P35">Основная относительная погрешность измерения </text:p>
            <text:p text:style-name="P35"><text:span text:style-name="T28">θ</text:span><text:span text:style-name="T24">пр</text:span><text:span text:style-name="T21">i</text:span>, %</text:p>
          </table:table-cell>
          <table:table-cell table:style-name="Таблица4.B3" office:value-type="string">
            <text:p text:style-name="P37"/>
          </table:table-cell>
          <table:table-cell table:style-name="Таблица4.B3" office:value-type="string">
            <text:p text:style-name="P40">-2,5</text:p>
          </table:table-cell>
          <table:table-cell table:style-name="Таблица4.B3" office:value-type="string">
            <text:p text:style-name="P40">-6,1</text:p>
          </table:table-cell>
          <table:table-cell table:style-name="Таблица4.B3" office:value-type="string">
            <text:p text:style-name="P40">-2,6</text:p>
          </table:table-cell>
          <table:table-cell table:style-name="Таблица4.F3" office:value-type="string">
            <text:p text:style-name="P40">-3,9</text:p>
          </table:table-cell>
        </table:table-row>
        <table:table-row table:style-name="Таблица4.1">
          <table:table-cell table:style-name="Таблица4.A6" office:value-type="string">
            <text:p text:style-name="P35">Доверительная граница основной относительной погрешности </text:p>
            <text:p text:style-name="P35"><text:span text:style-name="T29">Δ</text:span><text:span text:style-name="T22">i</text:span>, %</text:p>
          </table:table-cell>
          <table:table-cell table:style-name="Таблица4.B6" office:value-type="string">
            <text:p text:style-name="P37"/>
          </table:table-cell>
          <table:table-cell table:style-name="Таблица4.B6" office:value-type="string">
            <text:p text:style-name="P40">6,2</text:p>
          </table:table-cell>
          <table:table-cell table:style-name="Таблица4.B6" office:value-type="string">
            <text:p text:style-name="P40">8,7</text:p>
          </table:table-cell>
          <table:table-cell table:style-name="Таблица4.B6" office:value-type="string">
            <text:p text:style-name="P40">6,2</text:p>
          </table:table-cell>
          <table:table-cell table:style-name="Таблица4.F6" office:value-type="string">
            <text:p text:style-name="P40">7,0</text:p>
          </table:table-cell>
        </table:table-row>
        <table:table-row table:style-name="Таблица4.1">
          <table:table-cell table:style-name="Таблица4.A1" office:value-type="string">
            <text:p text:style-name="P35">Пределы основной относительной погрешности, </text:p>
            <text:p text:style-name="P35">%, не более</text:p>
          </table:table-cell>
          <table:table-cell table:style-name="Таблица4.B3" office:value-type="string">
            <text:p text:style-name="P39"/>
          </table:table-cell>
          <table:table-cell table:style-name="Таблица4.F3" table:number-columns-spanned="4" office:value-type="string">
            <text:p text:style-name="P38"><text:span text:style-name="T43">±</text:span>20</text:p>
          </table:table-cell>
          <table:covered-table-cell/>
          <table:covered-table-cell/>
          <table:covered-table-cell/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20T17:09:05.98</dc:date>
    <meta:editing-duration>P1DT8H43M</meta:editing-duration>
    <meta:editing-cycles>61</meta:editing-cycles>
    <meta:generator>OpenOffice/4.1.6$Win32 OpenOffice.org_project/416m1$Build-9790</meta:generator>
    <meta:document-statistic meta:table-count="22" meta:image-count="0" meta:object-count="0" meta:page-count="13" meta:paragraph-count="672" meta:word-count="1717" meta:character-count="10787"/>
  </office:meta>
</office:document-meta>
</file>